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ul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mage</text:p>
          </table:table-cell>
          <table:table-cell office:value-type="string" table:style-name="ce1">
            <text:p>pattern</text:p>
          </table:table-cell>
          <table:table-cell office:value-type="string" table:style-name="ce1">
            <text:p>centroid_dista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r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2.jpg</text:p>
          </table:table-cell>
          <table:table-cell office:value-type="string" table:style-name="ce1">
            <text:p>Pattern 0</text:p>
          </table:table-cell>
          <table:table-cell office:value-type="float" office:value="0.9637296630518094" table:style-name="ce1">
            <text:p>0.963729663</text:p>
          </table:table-cell>
          <table:table-cell office:value-type="float" office:value="7.6729964554778929E-2" table:style-name="ce1">
            <text:p>0.076729965</text:p>
          </table:table-cell>
          <table:table-cell office:value-type="float" office:value="0.40924930115249525" table:style-name="ce1">
            <text:p>0.4092493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4.jpg</text:p>
          </table:table-cell>
          <table:table-cell office:value-type="string" table:style-name="ce1">
            <text:p>Pattern 0</text:p>
          </table:table-cell>
          <table:table-cell office:value-type="float" office:value="0.95612422523616947" table:style-name="ce1">
            <text:p>0.956124225</text:p>
          </table:table-cell>
          <table:table-cell office:value-type="float" office:value="0.10070551100640407" table:style-name="ce1">
            <text:p>0.100705511</text:p>
          </table:table-cell>
          <table:table-cell office:value-type="float" office:value="0.87472680167051586" table:style-name="ce1">
            <text:p>0.8747268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5.jpg</text:p>
          </table:table-cell>
          <table:table-cell office:value-type="string" table:style-name="ce1">
            <text:p>Pattern 0</text:p>
          </table:table-cell>
          <table:table-cell office:value-type="float" office:value="0.87172340293116768" table:style-name="ce1">
            <text:p>0.871723403</text:p>
          </table:table-cell>
          <table:table-cell office:value-type="float" office:value="0.11150091715818025" table:style-name="ce1">
            <text:p>0.111500917</text:p>
          </table:table-cell>
          <table:table-cell office:value-type="float" office:value="0.25527714323015133" table:style-name="ce1">
            <text:p>0.25527714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0.jpg</text:p>
          </table:table-cell>
          <table:table-cell office:value-type="string" table:style-name="ce1">
            <text:p>Pattern 0</text:p>
          </table:table-cell>
          <table:table-cell office:value-type="float" office:value="0.96325490081144061" table:style-name="ce1">
            <text:p>0.963254901</text:p>
          </table:table-cell>
          <table:table-cell office:value-type="float" office:value="0.11641396609775495" table:style-name="ce1">
            <text:p>0.116413966</text:p>
          </table:table-cell>
          <table:table-cell office:value-type="float" office:value="0.3959831703551227" table:style-name="ce1">
            <text:p>0.395983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8.jpg</text:p>
          </table:table-cell>
          <table:table-cell office:value-type="string" table:style-name="ce1">
            <text:p>Pattern 0</text:p>
          </table:table-cell>
          <table:table-cell office:value-type="float" office:value="0.91226925963742023" table:style-name="ce1">
            <text:p>0.91226926</text:p>
          </table:table-cell>
          <table:table-cell office:value-type="float" office:value="0.11135512558504371" table:style-name="ce1">
            <text:p>0.111355126</text:p>
          </table:table-cell>
          <table:table-cell office:value-type="float" office:value="0.55917797934794722" table:style-name="ce1">
            <text:p>0.55917797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6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6.jpg</text:p>
          </table:table-cell>
          <table:table-cell office:value-type="string" table:style-name="ce1">
            <text:p>Pattern 0</text:p>
          </table:table-cell>
          <table:table-cell office:value-type="float" office:value="0.97155458858316734" table:style-name="ce1">
            <text:p>0.971554589</text:p>
          </table:table-cell>
          <table:table-cell office:value-type="float" office:value="4.1879986207606495E-2" table:style-name="ce1">
            <text:p>0.041879986</text:p>
          </table:table-cell>
          <table:table-cell office:value-type="float" office:value="0.4292914251494237" table:style-name="ce1">
            <text:p>0.4292914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3.jpg</text:p>
          </table:table-cell>
          <table:table-cell office:value-type="string" table:style-name="ce1">
            <text:p>Pattern 0</text:p>
          </table:table-cell>
          <table:table-cell office:value-type="float" office:value="0.92206861917534555" table:style-name="ce1">
            <text:p>0.922068619</text:p>
          </table:table-cell>
          <table:table-cell office:value-type="float" office:value="0.10517029541594375" table:style-name="ce1">
            <text:p>0.105170295</text:p>
          </table:table-cell>
          <table:table-cell office:value-type="float" office:value="0.23766158278858257" table:style-name="ce1">
            <text:p>0.23766158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8.jpg</text:p>
          </table:table-cell>
          <table:table-cell office:value-type="string" table:style-name="ce1">
            <text:p>Pattern 0</text:p>
          </table:table-cell>
          <table:table-cell office:value-type="float" office:value="0.88415007844941484" table:style-name="ce1">
            <text:p>0.884150078</text:p>
          </table:table-cell>
          <table:table-cell office:value-type="float" office:value="7.5695595893157885E-2" table:style-name="ce1">
            <text:p>0.075695596</text:p>
          </table:table-cell>
          <table:table-cell office:value-type="float" office:value="0.21598755048506649" table:style-name="ce1">
            <text:p>0.215987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2.jpg</text:p>
          </table:table-cell>
          <table:table-cell office:value-type="string" table:style-name="ce1">
            <text:p>Pattern 0</text:p>
          </table:table-cell>
          <table:table-cell office:value-type="float" office:value="0.93460256741112968" table:style-name="ce1">
            <text:p>0.934602567</text:p>
          </table:table-cell>
          <table:table-cell office:value-type="float" office:value="0.12053957718499711" table:style-name="ce1">
            <text:p>0.120539577</text:p>
          </table:table-cell>
          <table:table-cell office:value-type="float" office:value="0.13557551509793686" table:style-name="ce1">
            <text:p>0.1355755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2.jpg</text:p>
          </table:table-cell>
          <table:table-cell office:value-type="string" table:style-name="ce1">
            <text:p>Pattern 0</text:p>
          </table:table-cell>
          <table:table-cell office:value-type="float" office:value="0.91563221562256025" table:style-name="ce1">
            <text:p>0.915632216</text:p>
          </table:table-cell>
          <table:table-cell office:value-type="float" office:value="9.7379182657925667E-2" table:style-name="ce1">
            <text:p>0.097379183</text:p>
          </table:table-cell>
          <table:table-cell office:value-type="float" office:value="0.27131606102185868" table:style-name="ce1">
            <text:p>0.2713160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5.jpg</text:p>
          </table:table-cell>
          <table:table-cell office:value-type="string" table:style-name="ce1">
            <text:p>Pattern 0</text:p>
          </table:table-cell>
          <table:table-cell office:value-type="float" office:value="0.89169160852967388" table:style-name="ce1">
            <text:p>0.891691609</text:p>
          </table:table-cell>
          <table:table-cell office:value-type="float" office:value="6.0660484210752902E-2" table:style-name="ce1">
            <text:p>0.060660484</text:p>
          </table:table-cell>
          <table:table-cell office:value-type="float" office:value="0.1738971097983395" table:style-name="ce1">
            <text:p>0.173897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8.jpg</text:p>
          </table:table-cell>
          <table:table-cell office:value-type="string" table:style-name="ce1">
            <text:p>Pattern 0</text:p>
          </table:table-cell>
          <table:table-cell office:value-type="float" office:value="0.89332200094905101" table:style-name="ce1">
            <text:p>0.893322001</text:p>
          </table:table-cell>
          <table:table-cell office:value-type="float" office:value="4.7769322033558159E-2" table:style-name="ce1">
            <text:p>0.047769322</text:p>
          </table:table-cell>
          <table:table-cell office:value-type="float" office:value="0.25335212659125383" table:style-name="ce1">
            <text:p>0.2533521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0.jpg</text:p>
          </table:table-cell>
          <table:table-cell office:value-type="string" table:style-name="ce1">
            <text:p>Pattern 0</text:p>
          </table:table-cell>
          <table:table-cell office:value-type="float" office:value="0.91676200638821814" table:style-name="ce1">
            <text:p>0.916762006</text:p>
          </table:table-cell>
          <table:table-cell office:value-type="float" office:value="7.0634644095752763E-2" table:style-name="ce1">
            <text:p>0.070634644</text:p>
          </table:table-cell>
          <table:table-cell office:value-type="float" office:value="0.17916350603500483" table:style-name="ce1">
            <text:p>0.1791635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9.jpg</text:p>
          </table:table-cell>
          <table:table-cell office:value-type="string" table:style-name="ce1">
            <text:p>Pattern 0</text:p>
          </table:table-cell>
          <table:table-cell office:value-type="float" office:value="1.0052413828406102" table:style-name="ce1">
            <text:p>1.005241383</text:p>
          </table:table-cell>
          <table:table-cell office:value-type="float" office:value="9.4980092463314236E-2" table:style-name="ce1">
            <text:p>0.094980092</text:p>
          </table:table-cell>
          <table:table-cell office:value-type="float" office:value="0.30213323615690291" table:style-name="ce1">
            <text:p>0.30213323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7.jpg</text:p>
          </table:table-cell>
          <table:table-cell office:value-type="string" table:style-name="ce1">
            <text:p>Pattern 0</text:p>
          </table:table-cell>
          <table:table-cell office:value-type="float" office:value="0.90181216695957123" table:style-name="ce1">
            <text:p>0.901812167</text:p>
          </table:table-cell>
          <table:table-cell office:value-type="float" office:value="4.3454227830194481E-2" table:style-name="ce1">
            <text:p>0.043454228</text:p>
          </table:table-cell>
          <table:table-cell office:value-type="float" office:value="0.24984479781256314" table:style-name="ce1">
            <text:p>0.2498447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8.jpg</text:p>
          </table:table-cell>
          <table:table-cell office:value-type="string" table:style-name="ce1">
            <text:p>Pattern 0</text:p>
          </table:table-cell>
          <table:table-cell office:value-type="float" office:value="0.92355170013085608" table:style-name="ce1">
            <text:p>0.9235517</text:p>
          </table:table-cell>
          <table:table-cell office:value-type="float" office:value="6.0593046072277584E-2" table:style-name="ce1">
            <text:p>0.060593046</text:p>
          </table:table-cell>
          <table:table-cell office:value-type="float" office:value="0.79508424971464542" table:style-name="ce1">
            <text:p>0.795084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5.jpg</text:p>
          </table:table-cell>
          <table:table-cell office:value-type="string" table:style-name="ce1">
            <text:p>Pattern 0</text:p>
          </table:table-cell>
          <table:table-cell office:value-type="float" office:value="0.96333962967413944" table:style-name="ce1">
            <text:p>0.96333963</text:p>
          </table:table-cell>
          <table:table-cell office:value-type="float" office:value="0.11385864195669357" table:style-name="ce1">
            <text:p>0.113858642</text:p>
          </table:table-cell>
          <table:table-cell office:value-type="float" office:value="0.28254049161485795" table:style-name="ce1">
            <text:p>0.28254049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1.jpg</text:p>
          </table:table-cell>
          <table:table-cell office:value-type="string" table:style-name="ce1">
            <text:p>Pattern 0</text:p>
          </table:table-cell>
          <table:table-cell office:value-type="float" office:value="0.92574317242299509" table:style-name="ce1">
            <text:p>0.925743172</text:p>
          </table:table-cell>
          <table:table-cell office:value-type="float" office:value="0.1790058056613946" table:style-name="ce1">
            <text:p>0.179005806</text:p>
          </table:table-cell>
          <table:table-cell office:value-type="float" office:value="0.40212830539618516" table:style-name="ce1">
            <text:p>0.4021283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2.jpg</text:p>
          </table:table-cell>
          <table:table-cell office:value-type="string" table:style-name="ce1">
            <text:p>Pattern 0</text:p>
          </table:table-cell>
          <table:table-cell office:value-type="float" office:value="0.99341945002581444" table:style-name="ce1">
            <text:p>0.99341945</text:p>
          </table:table-cell>
          <table:table-cell office:value-type="float" office:value="0.19932575956055246" table:style-name="ce1">
            <text:p>0.19932576</text:p>
          </table:table-cell>
          <table:table-cell office:value-type="float" office:value="0.57284007405522974" table:style-name="ce1">
            <text:p>0.5728400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1.jpg</text:p>
          </table:table-cell>
          <table:table-cell office:value-type="string" table:style-name="ce1">
            <text:p>Pattern 0</text:p>
          </table:table-cell>
          <table:table-cell office:value-type="float" office:value="0.91222266565910148" table:style-name="ce1">
            <text:p>0.912222666</text:p>
          </table:table-cell>
          <table:table-cell office:value-type="float" office:value="5.2532865019835562E-2" table:style-name="ce1">
            <text:p>0.052532865</text:p>
          </table:table-cell>
          <table:table-cell office:value-type="float" office:value="0.25226878096297994" table:style-name="ce1">
            <text:p>0.25226878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3.jpg</text:p>
          </table:table-cell>
          <table:table-cell office:value-type="string" table:style-name="ce1">
            <text:p>Pattern 0</text:p>
          </table:table-cell>
          <table:table-cell office:value-type="float" office:value="0.95115928421265938" table:style-name="ce1">
            <text:p>0.951159284</text:p>
          </table:table-cell>
          <table:table-cell office:value-type="float" office:value="8.3661681686472061E-2" table:style-name="ce1">
            <text:p>0.083661682</text:p>
          </table:table-cell>
          <table:table-cell office:value-type="float" office:value="3.7894532278974102E-2" table:style-name="ce1">
            <text:p>0.03789453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0.jpg</text:p>
          </table:table-cell>
          <table:table-cell office:value-type="string" table:style-name="ce1">
            <text:p>Pattern 0</text:p>
          </table:table-cell>
          <table:table-cell office:value-type="float" office:value="0.93018815647543673" table:style-name="ce1">
            <text:p>0.930188156</text:p>
          </table:table-cell>
          <table:table-cell office:value-type="float" office:value="7.7935291219936753E-2" table:style-name="ce1">
            <text:p>0.077935291</text:p>
          </table:table-cell>
          <table:table-cell office:value-type="float" office:value="0.45510444005430617" table:style-name="ce1">
            <text:p>0.4551044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6.jpg</text:p>
          </table:table-cell>
          <table:table-cell office:value-type="string" table:style-name="ce1">
            <text:p>Pattern 0</text:p>
          </table:table-cell>
          <table:table-cell office:value-type="float" office:value="0.92996294487401843" table:style-name="ce1">
            <text:p>0.929962945</text:p>
          </table:table-cell>
          <table:table-cell office:value-type="float" office:value="7.5260950019203243E-2" table:style-name="ce1">
            <text:p>0.07526095</text:p>
          </table:table-cell>
          <table:table-cell office:value-type="float" office:value="0.84815890688343787" table:style-name="ce1">
            <text:p>0.8481589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0.jpg</text:p>
          </table:table-cell>
          <table:table-cell office:value-type="string" table:style-name="ce1">
            <text:p>Pattern 0</text:p>
          </table:table-cell>
          <table:table-cell office:value-type="float" office:value="0.91446768684541768" table:style-name="ce1">
            <text:p>0.914467687</text:p>
          </table:table-cell>
          <table:table-cell office:value-type="float" office:value="8.1483579398319989E-2" table:style-name="ce1">
            <text:p>0.081483579</text:p>
          </table:table-cell>
          <table:table-cell office:value-type="float" office:value="0.28523040551429801" table:style-name="ce1">
            <text:p>0.2852304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3.jpg</text:p>
          </table:table-cell>
          <table:table-cell office:value-type="string" table:style-name="ce1">
            <text:p>Pattern 0</text:p>
          </table:table-cell>
          <table:table-cell office:value-type="float" office:value="0.91649907453732127" table:style-name="ce1">
            <text:p>0.916499075</text:p>
          </table:table-cell>
          <table:table-cell office:value-type="float" office:value="0.10095077885879461" table:style-name="ce1">
            <text:p>0.100950779</text:p>
          </table:table-cell>
          <table:table-cell office:value-type="float" office:value="0.64373084727457885" table:style-name="ce1">
            <text:p>0.6437308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7.jpg</text:p>
          </table:table-cell>
          <table:table-cell office:value-type="string" table:style-name="ce1">
            <text:p>Pattern 0</text:p>
          </table:table-cell>
          <table:table-cell office:value-type="float" office:value="0.92567944518868772" table:style-name="ce1">
            <text:p>0.925679445</text:p>
          </table:table-cell>
          <table:table-cell office:value-type="float" office:value="7.9433698307489753E-2" table:style-name="ce1">
            <text:p>0.079433698</text:p>
          </table:table-cell>
          <table:table-cell office:value-type="float" office:value="0.24282451430020982" table:style-name="ce1">
            <text:p>0.24282451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8.jpg</text:p>
          </table:table-cell>
          <table:table-cell office:value-type="string" table:style-name="ce1">
            <text:p>Pattern 0</text:p>
          </table:table-cell>
          <table:table-cell office:value-type="float" office:value="0.94083413161074492" table:style-name="ce1">
            <text:p>0.940834132</text:p>
          </table:table-cell>
          <table:table-cell office:value-type="float" office:value="0.10524234033453869" table:style-name="ce1">
            <text:p>0.10524234</text:p>
          </table:table-cell>
          <table:table-cell office:value-type="float" office:value="0.14500154896609588" table:style-name="ce1">
            <text:p>0.14500154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1.jpg</text:p>
          </table:table-cell>
          <table:table-cell office:value-type="string" table:style-name="ce1">
            <text:p>Pattern 1</text:p>
          </table:table-cell>
          <table:table-cell office:value-type="float" office:value="0.85811547194875282" table:style-name="ce1">
            <text:p>0.858115472</text:p>
          </table:table-cell>
          <table:table-cell office:value-type="float" office:value="0.59231922243299862" table:style-name="ce1">
            <text:p>0.592319222</text:p>
          </table:table-cell>
          <table:table-cell office:value-type="float" office:value="0.36429503522898954" table:style-name="ce1">
            <text:p>0.36429503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6.jpg</text:p>
          </table:table-cell>
          <table:table-cell office:value-type="string" table:style-name="ce1">
            <text:p>Pattern 0</text:p>
          </table:table-cell>
          <table:table-cell office:value-type="float" office:value="0.89807293805185484" table:style-name="ce1">
            <text:p>0.898072938</text:p>
          </table:table-cell>
          <table:table-cell office:value-type="float" office:value="0.1013818910385817" table:style-name="ce1">
            <text:p>0.101381891</text:p>
          </table:table-cell>
          <table:table-cell office:value-type="float" office:value="0.34405175464166832" table:style-name="ce1">
            <text:p>0.3440517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5.jpg</text:p>
          </table:table-cell>
          <table:table-cell office:value-type="string" table:style-name="ce1">
            <text:p>Pattern 0</text:p>
          </table:table-cell>
          <table:table-cell office:value-type="float" office:value="0.93887618947424767" table:style-name="ce1">
            <text:p>0.938876189</text:p>
          </table:table-cell>
          <table:table-cell office:value-type="float" office:value="5.5414090300337338E-2" table:style-name="ce1">
            <text:p>0.05541409</text:p>
          </table:table-cell>
          <table:table-cell office:value-type="float" office:value="0.18011739955966602" table:style-name="ce1">
            <text:p>0.18011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7.jpg</text:p>
          </table:table-cell>
          <table:table-cell office:value-type="string" table:style-name="ce1">
            <text:p>Pattern 0</text:p>
          </table:table-cell>
          <table:table-cell office:value-type="float" office:value="0.93508118321186451" table:style-name="ce1">
            <text:p>0.935081183</text:p>
          </table:table-cell>
          <table:table-cell office:value-type="float" office:value="0.23904976248404522" table:style-name="ce1">
            <text:p>0.239049762</text:p>
          </table:table-cell>
          <table:table-cell office:value-type="float" office:value="0.43600459261571112" table:style-name="ce1">
            <text:p>0.43600459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3.jpg</text:p>
          </table:table-cell>
          <table:table-cell office:value-type="string" table:style-name="ce1">
            <text:p>Pattern 0</text:p>
          </table:table-cell>
          <table:table-cell office:value-type="float" office:value="0.90745394778492827" table:style-name="ce1">
            <text:p>0.907453948</text:p>
          </table:table-cell>
          <table:table-cell office:value-type="float" office:value="9.7524718265587812E-2" table:style-name="ce1">
            <text:p>0.097524718</text:p>
          </table:table-cell>
          <table:table-cell office:value-type="float" office:value="0.17277273339724666" table:style-name="ce1">
            <text:p>0.17277273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5.jpg</text:p>
          </table:table-cell>
          <table:table-cell office:value-type="string" table:style-name="ce1">
            <text:p>Pattern 0</text:p>
          </table:table-cell>
          <table:table-cell office:value-type="float" office:value="0.92915082719390341" table:style-name="ce1">
            <text:p>0.929150827</text:p>
          </table:table-cell>
          <table:table-cell office:value-type="float" office:value="2.7557773364454613E-2" table:style-name="ce1">
            <text:p>0.027557773</text:p>
          </table:table-cell>
          <table:table-cell office:value-type="float" office:value="0.30536899115163829" table:style-name="ce1">
            <text:p>0.30536899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1.jpg</text:p>
          </table:table-cell>
          <table:table-cell office:value-type="string" table:style-name="ce1">
            <text:p>Pattern 0</text:p>
          </table:table-cell>
          <table:table-cell office:value-type="float" office:value="0.96958038014743719" table:style-name="ce1">
            <text:p>0.96958038</text:p>
          </table:table-cell>
          <table:table-cell office:value-type="float" office:value="5.2491877897023032E-2" table:style-name="ce1">
            <text:p>0.052491878</text:p>
          </table:table-cell>
          <table:table-cell office:value-type="float" office:value="0.51501095606012681" table:style-name="ce1">
            <text:p>0.5150109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3.jpg</text:p>
          </table:table-cell>
          <table:table-cell office:value-type="string" table:style-name="ce1">
            <text:p>Pattern 0</text:p>
          </table:table-cell>
          <table:table-cell office:value-type="float" office:value="0.93026327639041673" table:style-name="ce1">
            <text:p>0.930263276</text:p>
          </table:table-cell>
          <table:table-cell office:value-type="float" office:value="0.15790163797644852" table:style-name="ce1">
            <text:p>0.157901638</text:p>
          </table:table-cell>
          <table:table-cell office:value-type="float" office:value="0.56310514841820936" table:style-name="ce1">
            <text:p>0.5631051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2.jpg</text:p>
          </table:table-cell>
          <table:table-cell office:value-type="string" table:style-name="ce1">
            <text:p>Pattern 0</text:p>
          </table:table-cell>
          <table:table-cell office:value-type="float" office:value="0.92908156621993498" table:style-name="ce1">
            <text:p>0.929081566</text:p>
          </table:table-cell>
          <table:table-cell office:value-type="float" office:value="0.22595962998672164" table:style-name="ce1">
            <text:p>0.22595963</text:p>
          </table:table-cell>
          <table:table-cell office:value-type="float" office:value="0.53998042341929597" table:style-name="ce1">
            <text:p>0.5399804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1.jpg</text:p>
          </table:table-cell>
          <table:table-cell office:value-type="string" table:style-name="ce1">
            <text:p>Pattern 0</text:p>
          </table:table-cell>
          <table:table-cell office:value-type="float" office:value="0.92589974581378864" table:style-name="ce1">
            <text:p>0.925899746</text:p>
          </table:table-cell>
          <table:table-cell office:value-type="float" office:value="6.2680873600179987E-2" table:style-name="ce1">
            <text:p>0.062680874</text:p>
          </table:table-cell>
          <table:table-cell office:value-type="float" office:value="0.36480278079248479" table:style-name="ce1">
            <text:p>0.36480278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3.jpg</text:p>
          </table:table-cell>
          <table:table-cell office:value-type="string" table:style-name="ce1">
            <text:p>Pattern 0</text:p>
          </table:table-cell>
          <table:table-cell office:value-type="float" office:value="0.94363468784509452" table:style-name="ce1">
            <text:p>0.943634688</text:p>
          </table:table-cell>
          <table:table-cell office:value-type="float" office:value="0.16703017009945842" table:style-name="ce1">
            <text:p>0.16703017</text:p>
          </table:table-cell>
          <table:table-cell office:value-type="float" office:value="0.39608343644995281" table:style-name="ce1">
            <text:p>0.39608343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7.jpg</text:p>
          </table:table-cell>
          <table:table-cell office:value-type="string" table:style-name="ce1">
            <text:p>Pattern 0</text:p>
          </table:table-cell>
          <table:table-cell office:value-type="float" office:value="0.98537852941266413" table:style-name="ce1">
            <text:p>0.985378529</text:p>
          </table:table-cell>
          <table:table-cell office:value-type="float" office:value="0.10893108119183459" table:style-name="ce1">
            <text:p>0.108931081</text:p>
          </table:table-cell>
          <table:table-cell office:value-type="float" office:value="0.63627173582609919" table:style-name="ce1">
            <text:p>0.63627173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9.jpg</text:p>
          </table:table-cell>
          <table:table-cell office:value-type="string" table:style-name="ce1">
            <text:p>Pattern 0</text:p>
          </table:table-cell>
          <table:table-cell office:value-type="float" office:value="0.90775963481216604" table:style-name="ce1">
            <text:p>0.907759635</text:p>
          </table:table-cell>
          <table:table-cell office:value-type="float" office:value="7.9149734059968696E-2" table:style-name="ce1">
            <text:p>0.079149734</text:p>
          </table:table-cell>
          <table:table-cell office:value-type="float" office:value="0.15016965390033515" table:style-name="ce1">
            <text:p>0.15016965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4.jpg</text:p>
          </table:table-cell>
          <table:table-cell office:value-type="string" table:style-name="ce1">
            <text:p>Pattern 0</text:p>
          </table:table-cell>
          <table:table-cell office:value-type="float" office:value="0.99123572333954757" table:style-name="ce1">
            <text:p>0.991235723</text:p>
          </table:table-cell>
          <table:table-cell office:value-type="float" office:value="6.6703482903554323E-2" table:style-name="ce1">
            <text:p>0.066703483</text:p>
          </table:table-cell>
          <table:table-cell office:value-type="float" office:value="0.5998601832168815" table:style-name="ce1">
            <text:p>0.59986018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7.jpg</text:p>
          </table:table-cell>
          <table:table-cell office:value-type="string" table:style-name="ce1">
            <text:p>Pattern 0</text:p>
          </table:table-cell>
          <table:table-cell office:value-type="float" office:value="0.88340881946927308" table:style-name="ce1">
            <text:p>0.883408819</text:p>
          </table:table-cell>
          <table:table-cell office:value-type="float" office:value="0.11205916507718364" table:style-name="ce1">
            <text:p>0.112059165</text:p>
          </table:table-cell>
          <table:table-cell office:value-type="float" office:value="0.18200357967191322" table:style-name="ce1">
            <text:p>0.1820035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2.jpg</text:p>
          </table:table-cell>
          <table:table-cell office:value-type="string" table:style-name="ce1">
            <text:p>Pattern 0</text:p>
          </table:table-cell>
          <table:table-cell office:value-type="float" office:value="0.98212683656489796" table:style-name="ce1">
            <text:p>0.982126837</text:p>
          </table:table-cell>
          <table:table-cell office:value-type="float" office:value="0.11592812400156327" table:style-name="ce1">
            <text:p>0.115928124</text:p>
          </table:table-cell>
          <table:table-cell office:value-type="float" office:value="0.4644158174798394" table:style-name="ce1">
            <text:p>0.4644158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3.jpg</text:p>
          </table:table-cell>
          <table:table-cell office:value-type="string" table:style-name="ce1">
            <text:p>Pattern 0</text:p>
          </table:table-cell>
          <table:table-cell office:value-type="float" office:value="0.91126017332365716" table:style-name="ce1">
            <text:p>0.911260173</text:p>
          </table:table-cell>
          <table:table-cell office:value-type="float" office:value="0.11083493518734683" table:style-name="ce1">
            <text:p>0.110834935</text:p>
          </table:table-cell>
          <table:table-cell office:value-type="float" office:value="0.29163937192573269" table:style-name="ce1">
            <text:p>0.2916393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6.jpg</text:p>
          </table:table-cell>
          <table:table-cell office:value-type="string" table:style-name="ce1">
            <text:p>Pattern 0</text:p>
          </table:table-cell>
          <table:table-cell office:value-type="float" office:value="0.96307724032532949" table:style-name="ce1">
            <text:p>0.96307724</text:p>
          </table:table-cell>
          <table:table-cell office:value-type="float" office:value="8.429158470001516E-2" table:style-name="ce1">
            <text:p>0.084291585</text:p>
          </table:table-cell>
          <table:table-cell office:value-type="float" office:value="0.61970931720287359" table:style-name="ce1">
            <text:p>0.6197093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0.jpg</text:p>
          </table:table-cell>
          <table:table-cell office:value-type="string" table:style-name="ce1">
            <text:p>Pattern 0</text:p>
          </table:table-cell>
          <table:table-cell office:value-type="float" office:value="0.91141864563599051" table:style-name="ce1">
            <text:p>0.911418646</text:p>
          </table:table-cell>
          <table:table-cell office:value-type="float" office:value="5.862704919229686E-2" table:style-name="ce1">
            <text:p>0.058627049</text:p>
          </table:table-cell>
          <table:table-cell office:value-type="float" office:value="0.15794292428232221" table:style-name="ce1">
            <text:p>0.15794292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7.jpg</text:p>
          </table:table-cell>
          <table:table-cell office:value-type="string" table:style-name="ce1">
            <text:p>Pattern 0</text:p>
          </table:table-cell>
          <table:table-cell office:value-type="float" office:value="0.92053595663502197" table:style-name="ce1">
            <text:p>0.920535957</text:p>
          </table:table-cell>
          <table:table-cell office:value-type="float" office:value="0.13741766238234426" table:style-name="ce1">
            <text:p>0.137417662</text:p>
          </table:table-cell>
          <table:table-cell office:value-type="float" office:value="0.36204807178719611" table:style-name="ce1">
            <text:p>0.3620480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6.jpg</text:p>
          </table:table-cell>
          <table:table-cell office:value-type="string" table:style-name="ce1">
            <text:p>Pattern 0</text:p>
          </table:table-cell>
          <table:table-cell office:value-type="float" office:value="0.92609322667659255" table:style-name="ce1">
            <text:p>0.926093227</text:p>
          </table:table-cell>
          <table:table-cell office:value-type="float" office:value="5.1419024236767752E-2" table:style-name="ce1">
            <text:p>0.051419024</text:p>
          </table:table-cell>
          <table:table-cell office:value-type="float" office:value="0.69220572781635692" table:style-name="ce1">
            <text:p>0.6922057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5.jpg</text:p>
          </table:table-cell>
          <table:table-cell office:value-type="string" table:style-name="ce1">
            <text:p>Pattern 0</text:p>
          </table:table-cell>
          <table:table-cell office:value-type="float" office:value="0.88367692063310932" table:style-name="ce1">
            <text:p>0.883676921</text:p>
          </table:table-cell>
          <table:table-cell office:value-type="float" office:value="3.1426627652829026E-2" table:style-name="ce1">
            <text:p>0.031426628</text:p>
          </table:table-cell>
          <table:table-cell office:value-type="float" office:value="0.31134833101916765" table:style-name="ce1">
            <text:p>0.31134833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2.jpg</text:p>
          </table:table-cell>
          <table:table-cell office:value-type="string" table:style-name="ce1">
            <text:p>Pattern 0</text:p>
          </table:table-cell>
          <table:table-cell office:value-type="float" office:value="0.86736914416014055" table:style-name="ce1">
            <text:p>0.867369144</text:p>
          </table:table-cell>
          <table:table-cell office:value-type="float" office:value="9.5171518715918058E-2" table:style-name="ce1">
            <text:p>0.095171519</text:p>
          </table:table-cell>
          <table:table-cell office:value-type="float" office:value="0.41272037963985037" table:style-name="ce1">
            <text:p>0.4127203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4.jpg</text:p>
          </table:table-cell>
          <table:table-cell office:value-type="string" table:style-name="ce1">
            <text:p>Pattern 0</text:p>
          </table:table-cell>
          <table:table-cell office:value-type="float" office:value="0.90894073239962914" table:style-name="ce1">
            <text:p>0.908940732</text:p>
          </table:table-cell>
          <table:table-cell office:value-type="float" office:value="0.16781304425716231" table:style-name="ce1">
            <text:p>0.167813044</text:p>
          </table:table-cell>
          <table:table-cell office:value-type="float" office:value="0.73365028101154561" table:style-name="ce1">
            <text:p>0.73365028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9.jpg</text:p>
          </table:table-cell>
          <table:table-cell office:value-type="string" table:style-name="ce1">
            <text:p>Pattern 0</text:p>
          </table:table-cell>
          <table:table-cell office:value-type="float" office:value="0.91725969846683153" table:style-name="ce1">
            <text:p>0.917259698</text:p>
          </table:table-cell>
          <table:table-cell office:value-type="float" office:value="6.6106837486692799E-2" table:style-name="ce1">
            <text:p>0.066106837</text:p>
          </table:table-cell>
          <table:table-cell office:value-type="float" office:value="0.39071338444064296" table:style-name="ce1">
            <text:p>0.39071338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5.jpg</text:p>
          </table:table-cell>
          <table:table-cell office:value-type="string" table:style-name="ce1">
            <text:p>Pattern 0</text:p>
          </table:table-cell>
          <table:table-cell office:value-type="float" office:value="0.96870116653523497" table:style-name="ce1">
            <text:p>0.968701167</text:p>
          </table:table-cell>
          <table:table-cell office:value-type="float" office:value="7.3210766896492946E-2" table:style-name="ce1">
            <text:p>0.073210767</text:p>
          </table:table-cell>
          <table:table-cell office:value-type="float" office:value="0.56810962121229802" table:style-name="ce1">
            <text:p>0.5681096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3.jpg</text:p>
          </table:table-cell>
          <table:table-cell office:value-type="string" table:style-name="ce1">
            <text:p>Pattern 0</text:p>
          </table:table-cell>
          <table:table-cell office:value-type="float" office:value="0.9160837792775971" table:style-name="ce1">
            <text:p>0.916083779</text:p>
          </table:table-cell>
          <table:table-cell office:value-type="float" office:value="0.14945724319407386" table:style-name="ce1">
            <text:p>0.149457243</text:p>
          </table:table-cell>
          <table:table-cell office:value-type="float" office:value="0.48147532673413462" table:style-name="ce1">
            <text:p>0.4814753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4.jpg</text:p>
          </table:table-cell>
          <table:table-cell office:value-type="string" table:style-name="ce1">
            <text:p>Pattern 0</text:p>
          </table:table-cell>
          <table:table-cell office:value-type="float" office:value="0.99408983522524719" table:style-name="ce1">
            <text:p>0.994089835</text:p>
          </table:table-cell>
          <table:table-cell office:value-type="float" office:value="9.3545744790072355E-2" table:style-name="ce1">
            <text:p>0.093545745</text:p>
          </table:table-cell>
          <table:table-cell office:value-type="float" office:value="0.71462948837007501" table:style-name="ce1">
            <text:p>0.71462948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2.jpg</text:p>
          </table:table-cell>
          <table:table-cell office:value-type="string" table:style-name="ce1">
            <text:p>Pattern 0</text:p>
          </table:table-cell>
          <table:table-cell office:value-type="float" office:value="0.93662347963389903" table:style-name="ce1">
            <text:p>0.93662348</text:p>
          </table:table-cell>
          <table:table-cell office:value-type="float" office:value="0.13974589109984753" table:style-name="ce1">
            <text:p>0.139745891</text:p>
          </table:table-cell>
          <table:table-cell office:value-type="float" office:value="0.36982917026018092" table:style-name="ce1">
            <text:p>0.369829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6.jpg</text:p>
          </table:table-cell>
          <table:table-cell office:value-type="string" table:style-name="ce1">
            <text:p>Pattern 0</text:p>
          </table:table-cell>
          <table:table-cell office:value-type="float" office:value="0.99360891677019603" table:style-name="ce1">
            <text:p>0.993608917</text:p>
          </table:table-cell>
          <table:table-cell office:value-type="float" office:value="2.58342880351978E-2" table:style-name="ce1">
            <text:p>0.025834288</text:p>
          </table:table-cell>
          <table:table-cell office:value-type="float" office:value="0.60242152491632028" table:style-name="ce1">
            <text:p>0.6024215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0.jpg</text:p>
          </table:table-cell>
          <table:table-cell office:value-type="string" table:style-name="ce1">
            <text:p>Pattern 0</text:p>
          </table:table-cell>
          <table:table-cell office:value-type="float" office:value="0.96476447694458878" table:style-name="ce1">
            <text:p>0.964764477</text:p>
          </table:table-cell>
          <table:table-cell office:value-type="float" office:value="0.14076211339775171" table:style-name="ce1">
            <text:p>0.140762113</text:p>
          </table:table-cell>
          <table:table-cell office:value-type="float" office:value="0.73865592947469749" table:style-name="ce1">
            <text:p>0.7386559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1.jpg</text:p>
          </table:table-cell>
          <table:table-cell office:value-type="string" table:style-name="ce1">
            <text:p>Pattern 0</text:p>
          </table:table-cell>
          <table:table-cell office:value-type="float" office:value="0.85117170301673484" table:style-name="ce1">
            <text:p>0.851171703</text:p>
          </table:table-cell>
          <table:table-cell office:value-type="float" office:value="0.10771990605370094" table:style-name="ce1">
            <text:p>0.107719906</text:p>
          </table:table-cell>
          <table:table-cell office:value-type="float" office:value="9.6013342903998766E-2" table:style-name="ce1">
            <text:p>0.09601334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1.jpg</text:p>
          </table:table-cell>
          <table:table-cell office:value-type="string" table:style-name="ce1">
            <text:p>Pattern 0</text:p>
          </table:table-cell>
          <table:table-cell office:value-type="float" office:value="0.91067672367066876" table:style-name="ce1">
            <text:p>0.910676724</text:p>
          </table:table-cell>
          <table:table-cell office:value-type="float" office:value="0.10928057020757209" table:style-name="ce1">
            <text:p>0.10928057</text:p>
          </table:table-cell>
          <table:table-cell office:value-type="float" office:value="0.77492680138242753" table:style-name="ce1">
            <text:p>0.7749268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9.jpg</text:p>
          </table:table-cell>
          <table:table-cell office:value-type="string" table:style-name="ce1">
            <text:p>Pattern 0</text:p>
          </table:table-cell>
          <table:table-cell office:value-type="float" office:value="0.93289857810664911" table:style-name="ce1">
            <text:p>0.932898578</text:p>
          </table:table-cell>
          <table:table-cell office:value-type="float" office:value="0.15649608127954084" table:style-name="ce1">
            <text:p>0.156496081</text:p>
          </table:table-cell>
          <table:table-cell office:value-type="float" office:value="0.1394149662114563" table:style-name="ce1">
            <text:p>0.13941496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6.jpg</text:p>
          </table:table-cell>
          <table:table-cell office:value-type="string" table:style-name="ce1">
            <text:p>Pattern 0</text:p>
          </table:table-cell>
          <table:table-cell office:value-type="float" office:value="0.9354105181179625" table:style-name="ce1">
            <text:p>0.935410518</text:p>
          </table:table-cell>
          <table:table-cell office:value-type="float" office:value="0.14315608379674472" table:style-name="ce1">
            <text:p>0.143156084</text:p>
          </table:table-cell>
          <table:table-cell office:value-type="float" office:value="0.21495415090942235" table:style-name="ce1">
            <text:p>0.2149541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4.jpg</text:p>
          </table:table-cell>
          <table:table-cell office:value-type="string" table:style-name="ce1">
            <text:p>Pattern 0</text:p>
          </table:table-cell>
          <table:table-cell office:value-type="float" office:value="0.98923657225187211" table:style-name="ce1">
            <text:p>0.989236572</text:p>
          </table:table-cell>
          <table:table-cell office:value-type="float" office:value="5.7077330606451149E-2" table:style-name="ce1">
            <text:p>0.057077331</text:p>
          </table:table-cell>
          <table:table-cell office:value-type="float" office:value="0.53187586543992615" table:style-name="ce1">
            <text:p>0.53187586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8.jpg</text:p>
          </table:table-cell>
          <table:table-cell office:value-type="string" table:style-name="ce1">
            <text:p>Pattern 0</text:p>
          </table:table-cell>
          <table:table-cell office:value-type="float" office:value="0.9874645110196365" table:style-name="ce1">
            <text:p>0.987464511</text:p>
          </table:table-cell>
          <table:table-cell office:value-type="float" office:value="0" table:style-name="ce1">
            <text:p>0</text:p>
          </table:table-cell>
          <table:table-cell office:value-type="float" office:value="0.59188847272995704" table:style-name="ce1">
            <text:p>0.59188847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5.jpg</text:p>
          </table:table-cell>
          <table:table-cell office:value-type="string" table:style-name="ce1">
            <text:p>Pattern 0</text:p>
          </table:table-cell>
          <table:table-cell office:value-type="float" office:value="0.93775256731741741" table:style-name="ce1">
            <text:p>0.937752567</text:p>
          </table:table-cell>
          <table:table-cell office:value-type="float" office:value="5.0484417615802385E-2" table:style-name="ce1">
            <text:p>0.050484418</text:p>
          </table:table-cell>
          <table:table-cell office:value-type="float" office:value="0.78783715495096429" table:style-name="ce1">
            <text:p>0.7878371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4.jpg</text:p>
          </table:table-cell>
          <table:table-cell office:value-type="string" table:style-name="ce1">
            <text:p>Pattern 0</text:p>
          </table:table-cell>
          <table:table-cell office:value-type="float" office:value="0.91149071758104572" table:style-name="ce1">
            <text:p>0.911490718</text:p>
          </table:table-cell>
          <table:table-cell office:value-type="float" office:value="0.14365715709946503" table:style-name="ce1">
            <text:p>0.143657157</text:p>
          </table:table-cell>
          <table:table-cell office:value-type="float" office:value="0.54800266419237786" table:style-name="ce1">
            <text:p>0.54800266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0.jpg</text:p>
          </table:table-cell>
          <table:table-cell office:value-type="string" table:style-name="ce1">
            <text:p>Pattern 0</text:p>
          </table:table-cell>
          <table:table-cell office:value-type="float" office:value="0.92052651572689193" table:style-name="ce1">
            <text:p>0.920526516</text:p>
          </table:table-cell>
          <table:table-cell office:value-type="float" office:value="8.9026637139519721E-2" table:style-name="ce1">
            <text:p>0.089026637</text:p>
          </table:table-cell>
          <table:table-cell office:value-type="float" office:value="2.0038123316024059E-3" table:style-name="ce1">
            <text:p>0.0020038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3.jpg</text:p>
          </table:table-cell>
          <table:table-cell office:value-type="string" table:style-name="ce1">
            <text:p>Pattern 0</text:p>
          </table:table-cell>
          <table:table-cell office:value-type="float" office:value="0.89094905599628682" table:style-name="ce1">
            <text:p>0.890949056</text:p>
          </table:table-cell>
          <table:table-cell office:value-type="float" office:value="3.6296936600451579E-2" table:style-name="ce1">
            <text:p>0.036296937</text:p>
          </table:table-cell>
          <table:table-cell office:value-type="float" office:value="0.44069335477561034" table:style-name="ce1">
            <text:p>0.4406933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6.jpg</text:p>
          </table:table-cell>
          <table:table-cell office:value-type="string" table:style-name="ce1">
            <text:p>Pattern 0</text:p>
          </table:table-cell>
          <table:table-cell office:value-type="float" office:value="0.88905723677369697" table:style-name="ce1">
            <text:p>0.889057237</text:p>
          </table:table-cell>
          <table:table-cell office:value-type="float" office:value="0.16808398105178168" table:style-name="ce1">
            <text:p>0.168083981</text:p>
          </table:table-cell>
          <table:table-cell office:value-type="float" office:value="0.45353933300434929" table:style-name="ce1">
            <text:p>0.45353933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4.jpg</text:p>
          </table:table-cell>
          <table:table-cell office:value-type="string" table:style-name="ce1">
            <text:p>Pattern 0</text:p>
          </table:table-cell>
          <table:table-cell office:value-type="float" office:value="0.95088963437832086" table:style-name="ce1">
            <text:p>0.950889634</text:p>
          </table:table-cell>
          <table:table-cell office:value-type="float" office:value="0.10185398569946671" table:style-name="ce1">
            <text:p>0.101853986</text:p>
          </table:table-cell>
          <table:table-cell office:value-type="float" office:value="7.4691560409675617E-2" table:style-name="ce1">
            <text:p>0.074691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4.jpg</text:p>
          </table:table-cell>
          <table:table-cell office:value-type="string" table:style-name="ce1">
            <text:p>Pattern 0</text:p>
          </table:table-cell>
          <table:table-cell office:value-type="float" office:value="0.92053595663502197" table:style-name="ce1">
            <text:p>0.920535957</text:p>
          </table:table-cell>
          <table:table-cell office:value-type="float" office:value="0.13741766238234426" table:style-name="ce1">
            <text:p>0.137417662</text:p>
          </table:table-cell>
          <table:table-cell office:value-type="float" office:value="0.36204807178719611" table:style-name="ce1">
            <text:p>0.3620480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8.jpg</text:p>
          </table:table-cell>
          <table:table-cell office:value-type="string" table:style-name="ce1">
            <text:p>Pattern 0</text:p>
          </table:table-cell>
          <table:table-cell office:value-type="float" office:value="1.0344597177900925" table:style-name="ce1">
            <text:p>1.034459718</text:p>
          </table:table-cell>
          <table:table-cell office:value-type="float" office:value="0.1618027972248926" table:style-name="ce1">
            <text:p>0.161802797</text:p>
          </table:table-cell>
          <table:table-cell office:value-type="float" office:value="0.56666930543349181" table:style-name="ce1">
            <text:p>0.5666693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7.jpg</text:p>
          </table:table-cell>
          <table:table-cell office:value-type="string" table:style-name="ce1">
            <text:p>Pattern 0</text:p>
          </table:table-cell>
          <table:table-cell office:value-type="float" office:value="0.96934865697302808" table:style-name="ce1">
            <text:p>0.969348657</text:p>
          </table:table-cell>
          <table:table-cell office:value-type="float" office:value="8.7446127887342295E-3" table:style-name="ce1">
            <text:p>0.008744613</text:p>
          </table:table-cell>
          <table:table-cell office:value-type="float" office:value="0.6240045996520972" table:style-name="ce1">
            <text:p>0.624004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7.jpg</text:p>
          </table:table-cell>
          <table:table-cell office:value-type="string" table:style-name="ce1">
            <text:p>Pattern 0</text:p>
          </table:table-cell>
          <table:table-cell office:value-type="float" office:value="1.0128006284705089" table:style-name="ce1">
            <text:p>1.012800628</text:p>
          </table:table-cell>
          <table:table-cell office:value-type="float" office:value="7.2777811218482175E-2" table:style-name="ce1">
            <text:p>0.072777811</text:p>
          </table:table-cell>
          <table:table-cell office:value-type="float" office:value="0.5464929167703052" table:style-name="ce1">
            <text:p>0.5464929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9.jpg</text:p>
          </table:table-cell>
          <table:table-cell office:value-type="string" table:style-name="ce1">
            <text:p>Pattern 0</text:p>
          </table:table-cell>
          <table:table-cell office:value-type="float" office:value="0.93947914545390454" table:style-name="ce1">
            <text:p>0.939479145</text:p>
          </table:table-cell>
          <table:table-cell office:value-type="float" office:value="4.4371824130205711E-2" table:style-name="ce1">
            <text:p>0.044371824</text:p>
          </table:table-cell>
          <table:table-cell office:value-type="float" office:value="0.49268221571756465" table:style-name="ce1">
            <text:p>0.49268221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1.jpg</text:p>
          </table:table-cell>
          <table:table-cell office:value-type="string" table:style-name="ce1">
            <text:p>Pattern 0</text:p>
          </table:table-cell>
          <table:table-cell office:value-type="float" office:value="0.92298211402815034" table:style-name="ce1">
            <text:p>0.922982114</text:p>
          </table:table-cell>
          <table:table-cell office:value-type="float" office:value="8.8187822164885604E-2" table:style-name="ce1">
            <text:p>0.088187822</text:p>
          </table:table-cell>
          <table:table-cell office:value-type="float" office:value="5.3854028371702445E-2" table:style-name="ce1">
            <text:p>0.0538540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6.jpg</text:p>
          </table:table-cell>
          <table:table-cell office:value-type="string" table:style-name="ce1">
            <text:p>Pattern 0</text:p>
          </table:table-cell>
          <table:table-cell office:value-type="float" office:value="0.93957434196203793" table:style-name="ce1">
            <text:p>0.939574342</text:p>
          </table:table-cell>
          <table:table-cell office:value-type="float" office:value="0.11577680947236713" table:style-name="ce1">
            <text:p>0.115776809</text:p>
          </table:table-cell>
          <table:table-cell office:value-type="float" office:value="2.8451619337671152E-2" table:style-name="ce1">
            <text:p>0.0284516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9.jpg</text:p>
          </table:table-cell>
          <table:table-cell office:value-type="string" table:style-name="ce1">
            <text:p>Pattern 0</text:p>
          </table:table-cell>
          <table:table-cell office:value-type="float" office:value="0.9244341261831458" table:style-name="ce1">
            <text:p>0.924434126</text:p>
          </table:table-cell>
          <table:table-cell office:value-type="float" office:value="0.13092443744286439" table:style-name="ce1">
            <text:p>0.130924437</text:p>
          </table:table-cell>
          <table:table-cell office:value-type="float" office:value="0.57533273174398669" table:style-name="ce1">
            <text:p>0.57533273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4.jpg</text:p>
          </table:table-cell>
          <table:table-cell office:value-type="string" table:style-name="ce1">
            <text:p>Pattern 0</text:p>
          </table:table-cell>
          <table:table-cell office:value-type="float" office:value="0.93256857048883446" table:style-name="ce1">
            <text:p>0.93256857</text:p>
          </table:table-cell>
          <table:table-cell office:value-type="float" office:value="0.11984494256727812" table:style-name="ce1">
            <text:p>0.119844943</text:p>
          </table:table-cell>
          <table:table-cell office:value-type="float" office:value="0.55311574761872095" table:style-name="ce1">
            <text:p>0.5531157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9.jpg</text:p>
          </table:table-cell>
          <table:table-cell office:value-type="string" table:style-name="ce1">
            <text:p>Pattern 0</text:p>
          </table:table-cell>
          <table:table-cell office:value-type="float" office:value="0.9204529162039764" table:style-name="ce1">
            <text:p>0.920452916</text:p>
          </table:table-cell>
          <table:table-cell office:value-type="float" office:value="3.6533583791927532E-2" table:style-name="ce1">
            <text:p>0.036533584</text:p>
          </table:table-cell>
          <table:table-cell office:value-type="float" office:value="0.46590644449153185" table:style-name="ce1">
            <text:p>0.46590644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2.jpg</text:p>
          </table:table-cell>
          <table:table-cell office:value-type="string" table:style-name="ce1">
            <text:p>Pattern 0</text:p>
          </table:table-cell>
          <table:table-cell office:value-type="float" office:value="0.94443654929610532" table:style-name="ce1">
            <text:p>0.944436549</text:p>
          </table:table-cell>
          <table:table-cell office:value-type="float" office:value="8.7543015754647152E-2" table:style-name="ce1">
            <text:p>0.087543016</text:p>
          </table:table-cell>
          <table:table-cell office:value-type="float" office:value="0.5793178504037757" table:style-name="ce1">
            <text:p>0.5793178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5.jpg</text:p>
          </table:table-cell>
          <table:table-cell office:value-type="string" table:style-name="ce1">
            <text:p>Pattern 0</text:p>
          </table:table-cell>
          <table:table-cell office:value-type="float" office:value="0.93977604707827711" table:style-name="ce1">
            <text:p>0.939776047</text:p>
          </table:table-cell>
          <table:table-cell office:value-type="float" office:value="3.9559121567330408E-2" table:style-name="ce1">
            <text:p>0.039559122</text:p>
          </table:table-cell>
          <table:table-cell office:value-type="float" office:value="0.21375527874734762" table:style-name="ce1">
            <text:p>0.21375527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9.jpg</text:p>
          </table:table-cell>
          <table:table-cell office:value-type="string" table:style-name="ce1">
            <text:p>Pattern 0</text:p>
          </table:table-cell>
          <table:table-cell office:value-type="float" office:value="0.94936457330216384" table:style-name="ce1">
            <text:p>0.949364573</text:p>
          </table:table-cell>
          <table:table-cell office:value-type="float" office:value="0.1308192557974337" table:style-name="ce1">
            <text:p>0.130819256</text:p>
          </table:table-cell>
          <table:table-cell office:value-type="float" office:value="0.22267889643929836" table:style-name="ce1">
            <text:p>0.22267889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4.jpg</text:p>
          </table:table-cell>
          <table:table-cell office:value-type="string" table:style-name="ce1">
            <text:p>Pattern 0</text:p>
          </table:table-cell>
          <table:table-cell office:value-type="float" office:value="0.9030969453590395" table:style-name="ce1">
            <text:p>0.903096945</text:p>
          </table:table-cell>
          <table:table-cell office:value-type="float" office:value="0.22388839596214316" table:style-name="ce1">
            <text:p>0.223888396</text:p>
          </table:table-cell>
          <table:table-cell office:value-type="float" office:value="0.51325670989923944" table:style-name="ce1">
            <text:p>0.5132567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7.jpg</text:p>
          </table:table-cell>
          <table:table-cell office:value-type="string" table:style-name="ce1">
            <text:p>Pattern 0</text:p>
          </table:table-cell>
          <table:table-cell office:value-type="float" office:value="0.96434095783151141" table:style-name="ce1">
            <text:p>0.964340958</text:p>
          </table:table-cell>
          <table:table-cell office:value-type="float" office:value="8.715187410859368E-2" table:style-name="ce1">
            <text:p>0.087151874</text:p>
          </table:table-cell>
          <table:table-cell office:value-type="float" office:value="0.34251251215244871" table:style-name="ce1">
            <text:p>0.3425125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1.jpg</text:p>
          </table:table-cell>
          <table:table-cell office:value-type="string" table:style-name="ce1">
            <text:p>Pattern 0</text:p>
          </table:table-cell>
          <table:table-cell office:value-type="float" office:value="0.93748369088208772" table:style-name="ce1">
            <text:p>0.937483691</text:p>
          </table:table-cell>
          <table:table-cell office:value-type="float" office:value="6.6585114716494143E-2" table:style-name="ce1">
            <text:p>0.066585115</text:p>
          </table:table-cell>
          <table:table-cell office:value-type="float" office:value="0.56366070843539773" table:style-name="ce1">
            <text:p>0.5636607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5.jpg</text:p>
          </table:table-cell>
          <table:table-cell office:value-type="string" table:style-name="ce1">
            <text:p>Pattern 0</text:p>
          </table:table-cell>
          <table:table-cell office:value-type="float" office:value="0.91031353626827971" table:style-name="ce1">
            <text:p>0.910313536</text:p>
          </table:table-cell>
          <table:table-cell office:value-type="float" office:value="9.6429679287496878E-2" table:style-name="ce1">
            <text:p>0.096429679</text:p>
          </table:table-cell>
          <table:table-cell office:value-type="float" office:value="0.16769971973085077" table:style-name="ce1">
            <text:p>0.167699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2.jpg</text:p>
          </table:table-cell>
          <table:table-cell office:value-type="string" table:style-name="ce1">
            <text:p>Pattern 0</text:p>
          </table:table-cell>
          <table:table-cell office:value-type="float" office:value="0.92365084196080749" table:style-name="ce1">
            <text:p>0.923650842</text:p>
          </table:table-cell>
          <table:table-cell office:value-type="float" office:value="0.14038198341442104" table:style-name="ce1">
            <text:p>0.140381983</text:p>
          </table:table-cell>
          <table:table-cell office:value-type="float" office:value="0.70965754248138047" table:style-name="ce1">
            <text:p>0.70965754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0.jpg</text:p>
          </table:table-cell>
          <table:table-cell office:value-type="string" table:style-name="ce1">
            <text:p>Pattern 0</text:p>
          </table:table-cell>
          <table:table-cell office:value-type="float" office:value="0.98715862395019383" table:style-name="ce1">
            <text:p>0.987158624</text:p>
          </table:table-cell>
          <table:table-cell office:value-type="float" office:value="0.10028378142050709" table:style-name="ce1">
            <text:p>0.100283781</text:p>
          </table:table-cell>
          <table:table-cell office:value-type="float" office:value="0.38926181531359416" table:style-name="ce1">
            <text:p>0.3892618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7.jpg</text:p>
          </table:table-cell>
          <table:table-cell office:value-type="string" table:style-name="ce1">
            <text:p>Pattern 0</text:p>
          </table:table-cell>
          <table:table-cell office:value-type="float" office:value="0.95534740317492717" table:style-name="ce1">
            <text:p>0.955347403</text:p>
          </table:table-cell>
          <table:table-cell office:value-type="float" office:value="0.10183041502072229" table:style-name="ce1">
            <text:p>0.101830415</text:p>
          </table:table-cell>
          <table:table-cell office:value-type="float" office:value="0.89114107128995268" table:style-name="ce1">
            <text:p>0.89114107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0.jpg</text:p>
          </table:table-cell>
          <table:table-cell office:value-type="string" table:style-name="ce1">
            <text:p>Pattern 0</text:p>
          </table:table-cell>
          <table:table-cell office:value-type="float" office:value="0.94888767685465014" table:style-name="ce1">
            <text:p>0.948887677</text:p>
          </table:table-cell>
          <table:table-cell office:value-type="float" office:value="0.13170300153226522" table:style-name="ce1">
            <text:p>0.131703002</text:p>
          </table:table-cell>
          <table:table-cell office:value-type="float" office:value="0.21925578733736789" table:style-name="ce1">
            <text:p>0.21925578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9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3.jpg</text:p>
          </table:table-cell>
          <table:table-cell office:value-type="string" table:style-name="ce1">
            <text:p>Pattern 0</text:p>
          </table:table-cell>
          <table:table-cell office:value-type="float" office:value="0.8698524476408126" table:style-name="ce1">
            <text:p>0.869852448</text:p>
          </table:table-cell>
          <table:table-cell office:value-type="float" office:value="9.8383026419672615E-2" table:style-name="ce1">
            <text:p>0.098383026</text:p>
          </table:table-cell>
          <table:table-cell office:value-type="float" office:value="0.37652794553054786" table:style-name="ce1">
            <text:p>0.37652794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100.jpg</text:p>
          </table:table-cell>
          <table:table-cell office:value-type="string" table:style-name="ce1">
            <text:p>Pattern 0</text:p>
          </table:table-cell>
          <table:table-cell office:value-type="float" office:value="0.93386114024887279" table:style-name="ce1">
            <text:p>0.93386114</text:p>
          </table:table-cell>
          <table:table-cell office:value-type="float" office:value="0.13362882438913687" table:style-name="ce1">
            <text:p>0.133628824</text:p>
          </table:table-cell>
          <table:table-cell office:value-type="float" office:value="0.6208165262844948" table:style-name="ce1">
            <text:p>0.62081652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1.jpg</text:p>
          </table:table-cell>
          <table:table-cell office:value-type="string" table:style-name="ce1">
            <text:p>Pattern 0</text:p>
          </table:table-cell>
          <table:table-cell office:value-type="float" office:value="0.95124193543315794" table:style-name="ce1">
            <text:p>0.951241935</text:p>
          </table:table-cell>
          <table:table-cell office:value-type="float" office:value="8.7214766340514754E-2" table:style-name="ce1">
            <text:p>0.087214766</text:p>
          </table:table-cell>
          <table:table-cell office:value-type="float" office:value="0.37035291604429482" table:style-name="ce1">
            <text:p>0.37035291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8.jpg</text:p>
          </table:table-cell>
          <table:table-cell office:value-type="string" table:style-name="ce1">
            <text:p>Pattern 0</text:p>
          </table:table-cell>
          <table:table-cell office:value-type="float" office:value="0.95124429784896547" table:style-name="ce1">
            <text:p>0.951244298</text:p>
          </table:table-cell>
          <table:table-cell office:value-type="float" office:value="0.14356978814074717" table:style-name="ce1">
            <text:p>0.143569788</text:p>
          </table:table-cell>
          <table:table-cell office:value-type="float" office:value="0.17742019249540064" table:style-name="ce1">
            <text:p>0.17742019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9.jpg</text:p>
          </table:table-cell>
          <table:table-cell office:value-type="string" table:style-name="ce1">
            <text:p>Pattern 0</text:p>
          </table:table-cell>
          <table:table-cell office:value-type="float" office:value="0.9260155012422655" table:style-name="ce1">
            <text:p>0.926015501</text:p>
          </table:table-cell>
          <table:table-cell office:value-type="float" office:value="0.13004360408120644" table:style-name="ce1">
            <text:p>0.130043604</text:p>
          </table:table-cell>
          <table:table-cell office:value-type="float" office:value="0.35248261013557536" table:style-name="ce1">
            <text:p>0.352482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5.jpg</text:p>
          </table:table-cell>
          <table:table-cell office:value-type="string" table:style-name="ce1">
            <text:p>Pattern 0</text:p>
          </table:table-cell>
          <table:table-cell office:value-type="float" office:value="0.89174449142973999" table:style-name="ce1">
            <text:p>0.891744491</text:p>
          </table:table-cell>
          <table:table-cell office:value-type="float" office:value="0.20227780820487756" table:style-name="ce1">
            <text:p>0.202277808</text:p>
          </table:table-cell>
          <table:table-cell office:value-type="float" office:value="0.3497100235466315" table:style-name="ce1">
            <text:p>0.34971002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0.jpg</text:p>
          </table:table-cell>
          <table:table-cell office:value-type="string" table:style-name="ce1">
            <text:p>Pattern 0</text:p>
          </table:table-cell>
          <table:table-cell office:value-type="float" office:value="0.93919721738176687" table:style-name="ce1">
            <text:p>0.939197217</text:p>
          </table:table-cell>
          <table:table-cell office:value-type="float" office:value="8.5186631458835815E-2" table:style-name="ce1">
            <text:p>0.085186631</text:p>
          </table:table-cell>
          <table:table-cell office:value-type="float" office:value="0.30647004936553235" table:style-name="ce1">
            <text:p>0.30647004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6.jpg</text:p>
          </table:table-cell>
          <table:table-cell office:value-type="string" table:style-name="ce1">
            <text:p>Pattern 0</text:p>
          </table:table-cell>
          <table:table-cell office:value-type="float" office:value="0.93811918517925807" table:style-name="ce1">
            <text:p>0.938119185</text:p>
          </table:table-cell>
          <table:table-cell office:value-type="float" office:value="0.11724778787984677" table:style-name="ce1">
            <text:p>0.117247788</text:p>
          </table:table-cell>
          <table:table-cell office:value-type="float" office:value="0.52375242892284191" table:style-name="ce1">
            <text:p>0.5237524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9.jpg</text:p>
          </table:table-cell>
          <table:table-cell office:value-type="string" table:style-name="ce1">
            <text:p>Pattern 0</text:p>
          </table:table-cell>
          <table:table-cell office:value-type="float" office:value="0.9263003302280326" table:style-name="ce1">
            <text:p>0.92630033</text:p>
          </table:table-cell>
          <table:table-cell office:value-type="float" office:value="0.10737097724959005" table:style-name="ce1">
            <text:p>0.107370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3.jpg</text:p>
          </table:table-cell>
          <table:table-cell office:value-type="string" table:style-name="ce1">
            <text:p>Pattern 0</text:p>
          </table:table-cell>
          <table:table-cell office:value-type="float" office:value="0.93286074408393205" table:style-name="ce1">
            <text:p>0.932860744</text:p>
          </table:table-cell>
          <table:table-cell office:value-type="float" office:value="0.116186241114763" table:style-name="ce1">
            <text:p>0.1161862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2.jpg</text:p>
          </table:table-cell>
          <table:table-cell office:value-type="string" table:style-name="ce1">
            <text:p>Pattern 0</text:p>
          </table:table-cell>
          <table:table-cell office:value-type="float" office:value="0.95750998670166787" table:style-name="ce1">
            <text:p>0.957509987</text:p>
          </table:table-cell>
          <table:table-cell office:value-type="float" office:value="0.18499722156200943" table:style-name="ce1">
            <text:p>0.184997222</text:p>
          </table:table-cell>
          <table:table-cell office:value-type="float" office:value="0.58441262883543865" table:style-name="ce1">
            <text:p>0.5844126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5.jpg</text:p>
          </table:table-cell>
          <table:table-cell office:value-type="string" table:style-name="ce1">
            <text:p>Pattern 0</text:p>
          </table:table-cell>
          <table:table-cell office:value-type="float" office:value="0.88851126409626791" table:style-name="ce1">
            <text:p>0.888511264</text:p>
          </table:table-cell>
          <table:table-cell office:value-type="float" office:value="9.7636990998152623E-2" table:style-name="ce1">
            <text:p>0.097636991</text:p>
          </table:table-cell>
          <table:table-cell office:value-type="float" office:value="0.15335739247637364" table:style-name="ce1">
            <text:p>0.15335739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9.jpg</text:p>
          </table:table-cell>
          <table:table-cell office:value-type="string" table:style-name="ce1">
            <text:p>Pattern 0</text:p>
          </table:table-cell>
          <table:table-cell office:value-type="float" office:value="0.90177909543125478" table:style-name="ce1">
            <text:p>0.901779095</text:p>
          </table:table-cell>
          <table:table-cell office:value-type="float" office:value="2.378541767019271E-2" table:style-name="ce1">
            <text:p>0.023785418</text:p>
          </table:table-cell>
          <table:table-cell office:value-type="float" office:value="0.59522195550181156" table:style-name="ce1">
            <text:p>0.5952219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1.jpg</text:p>
          </table:table-cell>
          <table:table-cell office:value-type="string" table:style-name="ce1">
            <text:p>Pattern 0</text:p>
          </table:table-cell>
          <table:table-cell office:value-type="float" office:value="0.95201834998653634" table:style-name="ce1">
            <text:p>0.95201835</text:p>
          </table:table-cell>
          <table:table-cell office:value-type="float" office:value="0.10450128615799079" table:style-name="ce1">
            <text:p>0.104501286</text:p>
          </table:table-cell>
          <table:table-cell office:value-type="float" office:value="0.3950567610457546" table:style-name="ce1">
            <text:p>0.3950567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4.jpg</text:p>
          </table:table-cell>
          <table:table-cell office:value-type="string" table:style-name="ce1">
            <text:p>Pattern 0</text:p>
          </table:table-cell>
          <table:table-cell office:value-type="float" office:value="0.93169440201647935" table:style-name="ce1">
            <text:p>0.931694402</text:p>
          </table:table-cell>
          <table:table-cell office:value-type="float" office:value="0.12399725490803554" table:style-name="ce1">
            <text:p>0.123997255</text:p>
          </table:table-cell>
          <table:table-cell office:value-type="float" office:value="0.71524959761064966" table:style-name="ce1">
            <text:p>0.7152495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4.jpg</text:p>
          </table:table-cell>
          <table:table-cell office:value-type="string" table:style-name="ce1">
            <text:p>Pattern 0</text:p>
          </table:table-cell>
          <table:table-cell office:value-type="float" office:value="0.92893699199286539" table:style-name="ce1">
            <text:p>0.928936992</text:p>
          </table:table-cell>
          <table:table-cell office:value-type="float" office:value="2.0608004237618049E-2" table:style-name="ce1">
            <text:p>0.020608004</text:p>
          </table:table-cell>
          <table:table-cell office:value-type="float" office:value="0.76108580055306829" table:style-name="ce1">
            <text:p>0.7610858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4.jpg</text:p>
          </table:table-cell>
          <table:table-cell office:value-type="string" table:style-name="ce1">
            <text:p>Pattern 0</text:p>
          </table:table-cell>
          <table:table-cell office:value-type="float" office:value="0.94264748911046126" table:style-name="ce1">
            <text:p>0.942647489</text:p>
          </table:table-cell>
          <table:table-cell office:value-type="float" office:value="0.27104237376720181" table:style-name="ce1">
            <text:p>0.271042374</text:p>
          </table:table-cell>
          <table:table-cell office:value-type="float" office:value="0.33277293931036706" table:style-name="ce1">
            <text:p>0.33277293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4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2.jpg</text:p>
          </table:table-cell>
          <table:table-cell office:value-type="string" table:style-name="ce1">
            <text:p>Pattern 0</text:p>
          </table:table-cell>
          <table:table-cell office:value-type="float" office:value="0.9193215231921551" table:style-name="ce1">
            <text:p>0.919321523</text:p>
          </table:table-cell>
          <table:table-cell office:value-type="float" office:value="6.3154568908963232E-2" table:style-name="ce1">
            <text:p>0.063154569</text:p>
          </table:table-cell>
          <table:table-cell office:value-type="float" office:value="0.57155423419073059" table:style-name="ce1">
            <text:p>0.57155423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7.jpg</text:p>
          </table:table-cell>
          <table:table-cell office:value-type="string" table:style-name="ce1">
            <text:p>Pattern 0</text:p>
          </table:table-cell>
          <table:table-cell office:value-type="float" office:value="0.96511241138715465" table:style-name="ce1">
            <text:p>0.965112411</text:p>
          </table:table-cell>
          <table:table-cell office:value-type="float" office:value="0.23398718506883667" table:style-name="ce1">
            <text:p>0.233987185</text:p>
          </table:table-cell>
          <table:table-cell office:value-type="float" office:value="0.22121554754291481" table:style-name="ce1">
            <text:p>0.2212155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3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3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7.jpg</text:p>
          </table:table-cell>
          <table:table-cell office:value-type="string" table:style-name="ce1">
            <text:p>Pattern 0</text:p>
          </table:table-cell>
          <table:table-cell office:value-type="float" office:value="0.93923211138678442" table:style-name="ce1">
            <text:p>0.939232111</text:p>
          </table:table-cell>
          <table:table-cell office:value-type="float" office:value="0.14342526148812898" table:style-name="ce1">
            <text:p>0.143425261</text:p>
          </table:table-cell>
          <table:table-cell office:value-type="float" office:value="0.12458575305920788" table:style-name="ce1">
            <text:p>0.12458575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2.jpg</text:p>
          </table:table-cell>
          <table:table-cell office:value-type="string" table:style-name="ce1">
            <text:p>Pattern 0</text:p>
          </table:table-cell>
          <table:table-cell office:value-type="float" office:value="0.8848919376243457" table:style-name="ce1">
            <text:p>0.884891938</text:p>
          </table:table-cell>
          <table:table-cell office:value-type="float" office:value="0.1100967835750733" table:style-name="ce1">
            <text:p>0.110096784</text:p>
          </table:table-cell>
          <table:table-cell office:value-type="float" office:value="0.14840812392935915" table:style-name="ce1">
            <text:p>0.14840812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9.jpg</text:p>
          </table:table-cell>
          <table:table-cell office:value-type="string" table:style-name="ce1">
            <text:p>Pattern 0</text:p>
          </table:table-cell>
          <table:table-cell office:value-type="float" office:value="0.94132388494213726" table:style-name="ce1">
            <text:p>0.941323885</text:p>
          </table:table-cell>
          <table:table-cell office:value-type="float" office:value="9.5168816601883727E-2" table:style-name="ce1">
            <text:p>0.095168817</text:p>
          </table:table-cell>
          <table:table-cell office:value-type="float" office:value="2.2557745880575131E-2" table:style-name="ce1">
            <text:p>0.02255774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6.jpg</text:p>
          </table:table-cell>
          <table:table-cell office:value-type="string" table:style-name="ce1">
            <text:p>Pattern 0</text:p>
          </table:table-cell>
          <table:table-cell office:value-type="float" office:value="0.99732957521840149" table:style-name="ce1">
            <text:p>0.997329575</text:p>
          </table:table-cell>
          <table:table-cell office:value-type="float" office:value="6.5673244684489429E-2" table:style-name="ce1">
            <text:p>0.065673245</text:p>
          </table:table-cell>
          <table:table-cell office:value-type="float" office:value="0.25858896885809635" table:style-name="ce1">
            <text:p>0.25858896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7.jpg</text:p>
          </table:table-cell>
          <table:table-cell office:value-type="string" table:style-name="ce1">
            <text:p>Pattern 0</text:p>
          </table:table-cell>
          <table:table-cell office:value-type="float" office:value="0.89120385444790473" table:style-name="ce1">
            <text:p>0.891203854</text:p>
          </table:table-cell>
          <table:table-cell office:value-type="float" office:value="0.19240873438621756" table:style-name="ce1">
            <text:p>0.192408734</text:p>
          </table:table-cell>
          <table:table-cell office:value-type="float" office:value="0.29495272979000337" table:style-name="ce1">
            <text:p>0.2949527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1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6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4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8.jpg</text:p>
          </table:table-cell>
          <table:table-cell office:value-type="string" table:style-name="ce1">
            <text:p>Pattern 0</text:p>
          </table:table-cell>
          <table:table-cell office:value-type="float" office:value="0.95900121090789747" table:style-name="ce1">
            <text:p>0.959001211</text:p>
          </table:table-cell>
          <table:table-cell office:value-type="float" office:value="0.1155934407210914" table:style-name="ce1">
            <text:p>0.115593441</text:p>
          </table:table-cell>
          <table:table-cell office:value-type="float" office:value="0.23271575787420115" table:style-name="ce1">
            <text:p>0.23271575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1.jpg</text:p>
          </table:table-cell>
          <table:table-cell office:value-type="string" table:style-name="ce1">
            <text:p>Pattern 0</text:p>
          </table:table-cell>
          <table:table-cell office:value-type="float" office:value="0.90346024444003359" table:style-name="ce1">
            <text:p>0.903460244</text:p>
          </table:table-cell>
          <table:table-cell office:value-type="float" office:value="0.26795237753281026" table:style-name="ce1">
            <text:p>0.267952378</text:p>
          </table:table-cell>
          <table:table-cell office:value-type="float" office:value="0.43155242893997092" table:style-name="ce1">
            <text:p>0.4315524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3.jpg</text:p>
          </table:table-cell>
          <table:table-cell office:value-type="string" table:style-name="ce1">
            <text:p>Pattern 0</text:p>
          </table:table-cell>
          <table:table-cell office:value-type="float" office:value="0.9473112384477278" table:style-name="ce1">
            <text:p>0.947311238</text:p>
          </table:table-cell>
          <table:table-cell office:value-type="float" office:value="0.13648186390579486" table:style-name="ce1">
            <text:p>0.136481864</text:p>
          </table:table-cell>
          <table:table-cell office:value-type="float" office:value="0.28173591344319215" table:style-name="ce1">
            <text:p>0.28173591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2.jpg</text:p>
          </table:table-cell>
          <table:table-cell office:value-type="string" table:style-name="ce1">
            <text:p>Pattern 0</text:p>
          </table:table-cell>
          <table:table-cell office:value-type="float" office:value="0.92820493398750081" table:style-name="ce1">
            <text:p>0.928204934</text:p>
          </table:table-cell>
          <table:table-cell office:value-type="float" office:value="0.12148111423239596" table:style-name="ce1">
            <text:p>0.121481114</text:p>
          </table:table-cell>
          <table:table-cell office:value-type="float" office:value="0.20632055680566472" table:style-name="ce1">
            <text:p>0.2063205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1.jpg</text:p>
          </table:table-cell>
          <table:table-cell office:value-type="string" table:style-name="ce1">
            <text:p>Pattern 0</text:p>
          </table:table-cell>
          <table:table-cell office:value-type="float" office:value="0.92631557078966087" table:style-name="ce1">
            <text:p>0.926315571</text:p>
          </table:table-cell>
          <table:table-cell office:value-type="float" office:value="8.3128451050548446E-2" table:style-name="ce1">
            <text:p>0.083128451</text:p>
          </table:table-cell>
          <table:table-cell office:value-type="float" office:value="0.5917773169517031" table:style-name="ce1">
            <text:p>0.5917773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7.jpg</text:p>
          </table:table-cell>
          <table:table-cell office:value-type="string" table:style-name="ce1">
            <text:p>Pattern 0</text:p>
          </table:table-cell>
          <table:table-cell office:value-type="float" office:value="0.94598159534759874" table:style-name="ce1">
            <text:p>0.945981595</text:p>
          </table:table-cell>
          <table:table-cell office:value-type="float" office:value="8.170992184298409E-2" table:style-name="ce1">
            <text:p>0.081709922</text:p>
          </table:table-cell>
          <table:table-cell office:value-type="float" office:value="0.12074170601482287" table:style-name="ce1">
            <text:p>0.1207417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4.jpg</text:p>
          </table:table-cell>
          <table:table-cell office:value-type="string" table:style-name="ce1">
            <text:p>Pattern 0</text:p>
          </table:table-cell>
          <table:table-cell office:value-type="float" office:value="0.93072838259634771" table:style-name="ce1">
            <text:p>0.930728383</text:p>
          </table:table-cell>
          <table:table-cell office:value-type="float" office:value="0.1729053398396288" table:style-name="ce1">
            <text:p>0.17290534</text:p>
          </table:table-cell>
          <table:table-cell office:value-type="float" office:value="0.237077287361418" table:style-name="ce1">
            <text:p>0.23707728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8.jpg</text:p>
          </table:table-cell>
          <table:table-cell office:value-type="string" table:style-name="ce1">
            <text:p>Pattern 0</text:p>
          </table:table-cell>
          <table:table-cell office:value-type="float" office:value="0.89130410939333304" table:style-name="ce1">
            <text:p>0.891304109</text:p>
          </table:table-cell>
          <table:table-cell office:value-type="float" office:value="5.7039798570893835E-2" table:style-name="ce1">
            <text:p>0.057039799</text:p>
          </table:table-cell>
          <table:table-cell office:value-type="float" office:value="0.7032338278045952" table:style-name="ce1">
            <text:p>0.7032338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6.jpg</text:p>
          </table:table-cell>
          <table:table-cell office:value-type="string" table:style-name="ce1">
            <text:p>Pattern 0</text:p>
          </table:table-cell>
          <table:table-cell office:value-type="float" office:value="0.93685836165086067" table:style-name="ce1">
            <text:p>0.936858362</text:p>
          </table:table-cell>
          <table:table-cell office:value-type="float" office:value="5.882470925421826E-2" table:style-name="ce1">
            <text:p>0.058824709</text:p>
          </table:table-cell>
          <table:table-cell office:value-type="float" office:value="0.13407777410964927" table:style-name="ce1">
            <text:p>0.1340777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0.jpg</text:p>
          </table:table-cell>
          <table:table-cell office:value-type="string" table:style-name="ce1">
            <text:p>Pattern 0</text:p>
          </table:table-cell>
          <table:table-cell office:value-type="float" office:value="0.89740531006130897" table:style-name="ce1">
            <text:p>0.89740531</text:p>
          </table:table-cell>
          <table:table-cell office:value-type="float" office:value="0.11720158277373052" table:style-name="ce1">
            <text:p>0.117201583</text:p>
          </table:table-cell>
          <table:table-cell office:value-type="float" office:value="0.19405549428881522" table:style-name="ce1">
            <text:p>0.19405549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6.jpg</text:p>
          </table:table-cell>
          <table:table-cell office:value-type="string" table:style-name="ce1">
            <text:p>Pattern 0</text:p>
          </table:table-cell>
          <table:table-cell office:value-type="float" office:value="0.9279663873497408" table:style-name="ce1">
            <text:p>0.927966387</text:p>
          </table:table-cell>
          <table:table-cell office:value-type="float" office:value="0.10799437163892064" table:style-name="ce1">
            <text:p>0.107994372</text:p>
          </table:table-cell>
          <table:table-cell office:value-type="float" office:value="7.8002890225456312E-2" table:style-name="ce1">
            <text:p>0.0780028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3.jpg</text:p>
          </table:table-cell>
          <table:table-cell office:value-type="string" table:style-name="ce1">
            <text:p>Pattern 0</text:p>
          </table:table-cell>
          <table:table-cell office:value-type="float" office:value="0.97002331608150538" table:style-name="ce1">
            <text:p>0.970023316</text:p>
          </table:table-cell>
          <table:table-cell office:value-type="float" office:value="1.9449354875538283E-2" table:style-name="ce1">
            <text:p>0.019449355</text:p>
          </table:table-cell>
          <table:table-cell office:value-type="float" office:value="0.6150532612574211" table:style-name="ce1">
            <text:p>0.6150532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8.jpg</text:p>
          </table:table-cell>
          <table:table-cell office:value-type="string" table:style-name="ce1">
            <text:p>Pattern 0</text:p>
          </table:table-cell>
          <table:table-cell office:value-type="float" office:value="0.93113162389175497" table:style-name="ce1">
            <text:p>0.931131624</text:p>
          </table:table-cell>
          <table:table-cell office:value-type="float" office:value="9.894705999620293E-2" table:style-name="ce1">
            <text:p>0.09894706</text:p>
          </table:table-cell>
          <table:table-cell office:value-type="float" office:value="0.12831985749967928" table:style-name="ce1">
            <text:p>0.1283198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9.jpg</text:p>
          </table:table-cell>
          <table:table-cell office:value-type="string" table:style-name="ce1">
            <text:p>Pattern 0</text:p>
          </table:table-cell>
          <table:table-cell office:value-type="float" office:value="0.90426448963372863" table:style-name="ce1">
            <text:p>0.90426449</text:p>
          </table:table-cell>
          <table:table-cell office:value-type="float" office:value="6.8508108799271356E-2" table:style-name="ce1">
            <text:p>0.068508109</text:p>
          </table:table-cell>
          <table:table-cell office:value-type="float" office:value="0.37700416776410761" table:style-name="ce1">
            <text:p>0.37700416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0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6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9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2.jpg</text:p>
          </table:table-cell>
          <table:table-cell office:value-type="string" table:style-name="ce1">
            <text:p>Pattern 0</text:p>
          </table:table-cell>
          <table:table-cell office:value-type="float" office:value="0.92631557078966087" table:style-name="ce1">
            <text:p>0.926315571</text:p>
          </table:table-cell>
          <table:table-cell office:value-type="float" office:value="8.3128451050548446E-2" table:style-name="ce1">
            <text:p>0.083128451</text:p>
          </table:table-cell>
          <table:table-cell office:value-type="float" office:value="0.5917773169517031" table:style-name="ce1">
            <text:p>0.5917773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5.jpg</text:p>
          </table:table-cell>
          <table:table-cell office:value-type="string" table:style-name="ce1">
            <text:p>Pattern 0</text:p>
          </table:table-cell>
          <table:table-cell office:value-type="float" office:value="0.95924344528777827" table:style-name="ce1">
            <text:p>0.959243445</text:p>
          </table:table-cell>
          <table:table-cell office:value-type="float" office:value="3.3220938579187315E-2" table:style-name="ce1">
            <text:p>0.033220939</text:p>
          </table:table-cell>
          <table:table-cell office:value-type="float" office:value="0.35261474732534526" table:style-name="ce1">
            <text:p>0.3526147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9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2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1.jpg</text:p>
          </table:table-cell>
          <table:table-cell office:value-type="string" table:style-name="ce1">
            <text:p>Pattern 0</text:p>
          </table:table-cell>
          <table:table-cell office:value-type="float" office:value="0.90344724587576553" table:style-name="ce1">
            <text:p>0.903447246</text:p>
          </table:table-cell>
          <table:table-cell office:value-type="float" office:value="6.9701778048092439E-2" table:style-name="ce1">
            <text:p>0.069701778</text:p>
          </table:table-cell>
          <table:table-cell office:value-type="float" office:value="0.54532039732533943" table:style-name="ce1">
            <text:p>0.54532039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4.jpg</text:p>
          </table:table-cell>
          <table:table-cell office:value-type="string" table:style-name="ce1">
            <text:p>Pattern 0</text:p>
          </table:table-cell>
          <table:table-cell office:value-type="float" office:value="0.94979940763232107" table:style-name="ce1">
            <text:p>0.949799408</text:p>
          </table:table-cell>
          <table:table-cell office:value-type="float" office:value="0.15463040457280058" table:style-name="ce1">
            <text:p>0.154630405</text:p>
          </table:table-cell>
          <table:table-cell office:value-type="float" office:value="0.21761253650494489" table:style-name="ce1">
            <text:p>0.21761253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0.jpg</text:p>
          </table:table-cell>
          <table:table-cell office:value-type="string" table:style-name="ce1">
            <text:p>Pattern 0</text:p>
          </table:table-cell>
          <table:table-cell office:value-type="float" office:value="0.99048341875122836" table:style-name="ce1">
            <text:p>0.990483419</text:p>
          </table:table-cell>
          <table:table-cell office:value-type="float" office:value="0.17742148765352039" table:style-name="ce1">
            <text:p>0.177421488</text:p>
          </table:table-cell>
          <table:table-cell office:value-type="float" office:value="0.46765023890838708" table:style-name="ce1">
            <text:p>0.46765023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5.jpg</text:p>
          </table:table-cell>
          <table:table-cell office:value-type="string" table:style-name="ce1">
            <text:p>Pattern 0</text:p>
          </table:table-cell>
          <table:table-cell office:value-type="float" office:value="0.9654136252468638" table:style-name="ce1">
            <text:p>0.965413625</text:p>
          </table:table-cell>
          <table:table-cell office:value-type="float" office:value="0.11307850458018337" table:style-name="ce1">
            <text:p>0.113078505</text:p>
          </table:table-cell>
          <table:table-cell office:value-type="float" office:value="2.1945872472135364E-2" table:style-name="ce1">
            <text:p>0.0219458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1.jpg</text:p>
          </table:table-cell>
          <table:table-cell office:value-type="string" table:style-name="ce1">
            <text:p>Pattern 0</text:p>
          </table:table-cell>
          <table:table-cell office:value-type="float" office:value="0.92093112742108474" table:style-name="ce1">
            <text:p>0.920931127</text:p>
          </table:table-cell>
          <table:table-cell office:value-type="float" office:value="9.1219078759999794E-2" table:style-name="ce1">
            <text:p>0.091219079</text:p>
          </table:table-cell>
          <table:table-cell office:value-type="float" office:value="0.49892167854722919" table:style-name="ce1">
            <text:p>0.49892167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0.jpg</text:p>
          </table:table-cell>
          <table:table-cell office:value-type="string" table:style-name="ce1">
            <text:p>Pattern 0</text:p>
          </table:table-cell>
          <table:table-cell office:value-type="float" office:value="0.89060588830298471" table:style-name="ce1">
            <text:p>0.890605888</text:p>
          </table:table-cell>
          <table:table-cell office:value-type="float" office:value="4.5037044373575391E-2" table:style-name="ce1">
            <text:p>0.045037044</text:p>
          </table:table-cell>
          <table:table-cell office:value-type="float" office:value="0.3288374817466938" table:style-name="ce1">
            <text:p>0.3288374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6.jpg</text:p>
          </table:table-cell>
          <table:table-cell office:value-type="string" table:style-name="ce1">
            <text:p>Pattern 0</text:p>
          </table:table-cell>
          <table:table-cell office:value-type="float" office:value="0.8987661619396593" table:style-name="ce1">
            <text:p>0.898766162</text:p>
          </table:table-cell>
          <table:table-cell office:value-type="float" office:value="3.3911474920066381E-2" table:style-name="ce1">
            <text:p>0.033911475</text:p>
          </table:table-cell>
          <table:table-cell office:value-type="float" office:value="0.10346023989130815" table:style-name="ce1">
            <text:p>0.1034602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100.jpg</text:p>
          </table:table-cell>
          <table:table-cell office:value-type="string" table:style-name="ce1">
            <text:p>Pattern 0</text:p>
          </table:table-cell>
          <table:table-cell office:value-type="float" office:value="1.002562337992559" table:style-name="ce1">
            <text:p>1.002562338</text:p>
          </table:table-cell>
          <table:table-cell office:value-type="float" office:value="0.19548262457452886" table:style-name="ce1">
            <text:p>0.195482625</text:p>
          </table:table-cell>
          <table:table-cell office:value-type="float" office:value="0.69179479766790064" table:style-name="ce1">
            <text:p>0.6917947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7.jpg</text:p>
          </table:table-cell>
          <table:table-cell office:value-type="string" table:style-name="ce1">
            <text:p>Pattern 0</text:p>
          </table:table-cell>
          <table:table-cell office:value-type="float" office:value="0.9113180226169082" table:style-name="ce1">
            <text:p>0.911318023</text:p>
          </table:table-cell>
          <table:table-cell office:value-type="float" office:value="9.6745792485188942E-2" table:style-name="ce1">
            <text:p>0.096745792</text:p>
          </table:table-cell>
          <table:table-cell office:value-type="float" office:value="0.26742401025608142" table:style-name="ce1">
            <text:p>0.267424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5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7.jpg</text:p>
          </table:table-cell>
          <table:table-cell office:value-type="string" table:style-name="ce1">
            <text:p>Pattern 0</text:p>
          </table:table-cell>
          <table:table-cell office:value-type="float" office:value="0.91270423112300492" table:style-name="ce1">
            <text:p>0.912704231</text:p>
          </table:table-cell>
          <table:table-cell office:value-type="float" office:value="0.18080004442858832" table:style-name="ce1">
            <text:p>0.180800044</text:p>
          </table:table-cell>
          <table:table-cell office:value-type="float" office:value="0.2960717720263813" table:style-name="ce1">
            <text:p>0.2960717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2.jpg</text:p>
          </table:table-cell>
          <table:table-cell office:value-type="string" table:style-name="ce1">
            <text:p>Pattern 0</text:p>
          </table:table-cell>
          <table:table-cell office:value-type="float" office:value="0.91393350976686361" table:style-name="ce1">
            <text:p>0.91393351</text:p>
          </table:table-cell>
          <table:table-cell office:value-type="float" office:value="0.11566388782975454" table:style-name="ce1">
            <text:p>0.115663888</text:p>
          </table:table-cell>
          <table:table-cell office:value-type="float" office:value="0.26857939856476859" table:style-name="ce1">
            <text:p>0.2685793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7.jpg</text:p>
          </table:table-cell>
          <table:table-cell office:value-type="string" table:style-name="ce1">
            <text:p>Pattern 0</text:p>
          </table:table-cell>
          <table:table-cell office:value-type="float" office:value="0.89963527687554157" table:style-name="ce1">
            <text:p>0.899635277</text:p>
          </table:table-cell>
          <table:table-cell office:value-type="float" office:value="8.7770646957513909E-2" table:style-name="ce1">
            <text:p>0.087770647</text:p>
          </table:table-cell>
          <table:table-cell office:value-type="float" office:value="0.14680359492980272" table:style-name="ce1">
            <text:p>0.14680359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7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0.jpg</text:p>
          </table:table-cell>
          <table:table-cell office:value-type="string" table:style-name="ce1">
            <text:p>Pattern 0</text:p>
          </table:table-cell>
          <table:table-cell office:value-type="float" office:value="0.89796876639121015" table:style-name="ce1">
            <text:p>0.897968766</text:p>
          </table:table-cell>
          <table:table-cell office:value-type="float" office:value="7.8632116451189144E-2" table:style-name="ce1">
            <text:p>0.078632116</text:p>
          </table:table-cell>
          <table:table-cell office:value-type="float" office:value="0.28188680311876041" table:style-name="ce1">
            <text:p>0.2818868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6.jpg</text:p>
          </table:table-cell>
          <table:table-cell office:value-type="string" table:style-name="ce1">
            <text:p>Pattern 0</text:p>
          </table:table-cell>
          <table:table-cell office:value-type="float" office:value="0.93130316019645909" table:style-name="ce1">
            <text:p>0.93130316</text:p>
          </table:table-cell>
          <table:table-cell office:value-type="float" office:value="0.18399880649554576" table:style-name="ce1">
            <text:p>0.183998806</text:p>
          </table:table-cell>
          <table:table-cell office:value-type="float" office:value="0.61042076103502763" table:style-name="ce1">
            <text:p>0.61042076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2.jpg</text:p>
          </table:table-cell>
          <table:table-cell office:value-type="string" table:style-name="ce1">
            <text:p>Pattern 0</text:p>
          </table:table-cell>
          <table:table-cell office:value-type="float" office:value="0.90920211289575137" table:style-name="ce1">
            <text:p>0.909202113</text:p>
          </table:table-cell>
          <table:table-cell office:value-type="float" office:value="6.7529686276916051E-2" table:style-name="ce1">
            <text:p>0.067529686</text:p>
          </table:table-cell>
          <table:table-cell office:value-type="float" office:value="0.11446801565084219" table:style-name="ce1">
            <text:p>0.11446801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4.jpg</text:p>
          </table:table-cell>
          <table:table-cell office:value-type="string" table:style-name="ce1">
            <text:p>Pattern 0</text:p>
          </table:table-cell>
          <table:table-cell office:value-type="float" office:value="0.91725067812607064" table:style-name="ce1">
            <text:p>0.917250678</text:p>
          </table:table-cell>
          <table:table-cell office:value-type="float" office:value="0.11320784423244304" table:style-name="ce1">
            <text:p>0.113207844</text:p>
          </table:table-cell>
          <table:table-cell office:value-type="float" office:value="0.51906510350932578" table:style-name="ce1">
            <text:p>0.5190651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6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5.jpg</text:p>
          </table:table-cell>
          <table:table-cell office:value-type="string" table:style-name="ce1">
            <text:p>Pattern 0</text:p>
          </table:table-cell>
          <table:table-cell office:value-type="float" office:value="0.92768737245359134" table:style-name="ce1">
            <text:p>0.927687372</text:p>
          </table:table-cell>
          <table:table-cell office:value-type="float" office:value="8.2675139317145041E-2" table:style-name="ce1">
            <text:p>0.082675139</text:p>
          </table:table-cell>
          <table:table-cell office:value-type="float" office:value="0.31870792922990787" table:style-name="ce1">
            <text:p>0.3187079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9.jpg</text:p>
          </table:table-cell>
          <table:table-cell office:value-type="string" table:style-name="ce1">
            <text:p>Pattern 0</text:p>
          </table:table-cell>
          <table:table-cell office:value-type="float" office:value="0.9492695764589848" table:style-name="ce1">
            <text:p>0.949269576</text:p>
          </table:table-cell>
          <table:table-cell office:value-type="float" office:value="0.13119295271150708" table:style-name="ce1">
            <text:p>0.131192953</text:p>
          </table:table-cell>
          <table:table-cell office:value-type="float" office:value="0.45439655588618372" table:style-name="ce1">
            <text:p>0.4543965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4.jpg</text:p>
          </table:table-cell>
          <table:table-cell office:value-type="string" table:style-name="ce1">
            <text:p>Pattern 0</text:p>
          </table:table-cell>
          <table:table-cell office:value-type="float" office:value="0.94989955830855277" table:style-name="ce1">
            <text:p>0.949899558</text:p>
          </table:table-cell>
          <table:table-cell office:value-type="float" office:value="0.16130199418061997" table:style-name="ce1">
            <text:p>0.161301994</text:p>
          </table:table-cell>
          <table:table-cell office:value-type="float" office:value="0.57636364145321672" table:style-name="ce1">
            <text:p>0.57636364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9.jpg</text:p>
          </table:table-cell>
          <table:table-cell office:value-type="string" table:style-name="ce1">
            <text:p>Pattern 0</text:p>
          </table:table-cell>
          <table:table-cell office:value-type="float" office:value="0.92044049992142307" table:style-name="ce1">
            <text:p>0.9204405</text:p>
          </table:table-cell>
          <table:table-cell office:value-type="float" office:value="0.1476675645519398" table:style-name="ce1">
            <text:p>0.147667565</text:p>
          </table:table-cell>
          <table:table-cell office:value-type="float" office:value="0.31501103041460238" table:style-name="ce1">
            <text:p>0.315011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5.jpg</text:p>
          </table:table-cell>
          <table:table-cell office:value-type="string" table:style-name="ce1">
            <text:p>Pattern 0</text:p>
          </table:table-cell>
          <table:table-cell office:value-type="float" office:value="0.92981954534221312" table:style-name="ce1">
            <text:p>0.929819545</text:p>
          </table:table-cell>
          <table:table-cell office:value-type="float" office:value="0.27184197217824191" table:style-name="ce1">
            <text:p>0.271841972</text:p>
          </table:table-cell>
          <table:table-cell office:value-type="float" office:value="0.47970039441584006" table:style-name="ce1">
            <text:p>0.47970039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3.jpg</text:p>
          </table:table-cell>
          <table:table-cell office:value-type="string" table:style-name="ce1">
            <text:p>Pattern 0</text:p>
          </table:table-cell>
          <table:table-cell office:value-type="float" office:value="0.99087053065801833" table:style-name="ce1">
            <text:p>0.990870531</text:p>
          </table:table-cell>
          <table:table-cell office:value-type="float" office:value="0.12060736436228039" table:style-name="ce1">
            <text:p>0.120607364</text:p>
          </table:table-cell>
          <table:table-cell office:value-type="float" office:value="0.72074710341949788" table:style-name="ce1">
            <text:p>0.7207471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3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1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2.jpg</text:p>
          </table:table-cell>
          <table:table-cell office:value-type="string" table:style-name="ce1">
            <text:p>Pattern 0</text:p>
          </table:table-cell>
          <table:table-cell office:value-type="float" office:value="0.94879874783095586" table:style-name="ce1">
            <text:p>0.948798748</text:p>
          </table:table-cell>
          <table:table-cell office:value-type="float" office:value="7.1048248552019855E-2" table:style-name="ce1">
            <text:p>0.071048249</text:p>
          </table:table-cell>
          <table:table-cell office:value-type="float" office:value="2.9650661605708672E-2" table:style-name="ce1">
            <text:p>0.02965066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9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7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2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8.jpg</text:p>
          </table:table-cell>
          <table:table-cell office:value-type="string" table:style-name="ce1">
            <text:p>Pattern 0</text:p>
          </table:table-cell>
          <table:table-cell office:value-type="float" office:value="0.92522479198782104" table:style-name="ce1">
            <text:p>0.925224792</text:p>
          </table:table-cell>
          <table:table-cell office:value-type="float" office:value="7.6799757487066078E-2" table:style-name="ce1">
            <text:p>0.076799757</text:p>
          </table:table-cell>
          <table:table-cell office:value-type="float" office:value="0.3052268577242272" table:style-name="ce1">
            <text:p>0.30522685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7.jpg</text:p>
          </table:table-cell>
          <table:table-cell office:value-type="string" table:style-name="ce1">
            <text:p>Pattern 0</text:p>
          </table:table-cell>
          <table:table-cell office:value-type="float" office:value="0.94709349972809098" table:style-name="ce1">
            <text:p>0.9470935</text:p>
          </table:table-cell>
          <table:table-cell office:value-type="float" office:value="0.29239416064903306" table:style-name="ce1">
            <text:p>0.292394161</text:p>
          </table:table-cell>
          <table:table-cell office:value-type="float" office:value="0.37280649750229045" table:style-name="ce1">
            <text:p>0.3728064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1.jpg</text:p>
          </table:table-cell>
          <table:table-cell office:value-type="string" table:style-name="ce1">
            <text:p>Pattern 0</text:p>
          </table:table-cell>
          <table:table-cell office:value-type="float" office:value="0.98005713020231955" table:style-name="ce1">
            <text:p>0.98005713</text:p>
          </table:table-cell>
          <table:table-cell office:value-type="float" office:value="0.11323940241470276" table:style-name="ce1">
            <text:p>0.113239402</text:p>
          </table:table-cell>
          <table:table-cell office:value-type="float" office:value="0.26579315019313621" table:style-name="ce1">
            <text:p>0.265793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0.jpg</text:p>
          </table:table-cell>
          <table:table-cell office:value-type="string" table:style-name="ce1">
            <text:p>Pattern 0</text:p>
          </table:table-cell>
          <table:table-cell office:value-type="float" office:value="0.93577485070873279" table:style-name="ce1">
            <text:p>0.935774851</text:p>
          </table:table-cell>
          <table:table-cell office:value-type="float" office:value="0.14560141210097152" table:style-name="ce1">
            <text:p>0.145601412</text:p>
          </table:table-cell>
          <table:table-cell office:value-type="float" office:value="0.75768022317546224" table:style-name="ce1">
            <text:p>0.7576802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5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6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1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0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3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4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9.jpg</text:p>
          </table:table-cell>
          <table:table-cell office:value-type="string" table:style-name="ce1">
            <text:p>Pattern 0</text:p>
          </table:table-cell>
          <table:table-cell office:value-type="float" office:value="0.90429007220139845" table:style-name="ce1">
            <text:p>0.904290072</text:p>
          </table:table-cell>
          <table:table-cell office:value-type="float" office:value="0.2048974074268311" table:style-name="ce1">
            <text:p>0.204897407</text:p>
          </table:table-cell>
          <table:table-cell office:value-type="float" office:value="0.38892500294421534" table:style-name="ce1">
            <text:p>0.3889250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8.jpg</text:p>
          </table:table-cell>
          <table:table-cell office:value-type="string" table:style-name="ce1">
            <text:p>Pattern 1</text:p>
          </table:table-cell>
          <table:table-cell office:value-type="float" office:value="2.52386903514226E-2" table:style-name="ce1">
            <text:p>0.02523869</text:p>
          </table:table-cell>
          <table:table-cell office:value-type="float" office:value="1" table:style-name="ce1">
            <text:p>1</text:p>
          </table:table-cell>
          <table:table-cell office:value-type="float" office:value="0.38458897797436475" table:style-name="ce1">
            <text:p>0.3845889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3.jpg</text:p>
          </table:table-cell>
          <table:table-cell office:value-type="string" table:style-name="ce1">
            <text:p>Pattern 0</text:p>
          </table:table-cell>
          <table:table-cell office:value-type="float" office:value="0.93256324361528387" table:style-name="ce1">
            <text:p>0.932563244</text:p>
          </table:table-cell>
          <table:table-cell office:value-type="float" office:value="0.11642636838481313" table:style-name="ce1">
            <text:p>0.116426368</text:p>
          </table:table-cell>
          <table:table-cell office:value-type="float" office:value="0.46347246559632727" table:style-name="ce1">
            <text:p>0.46347246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0.jpg</text:p>
          </table:table-cell>
          <table:table-cell office:value-type="string" table:style-name="ce1">
            <text:p>Pattern 0</text:p>
          </table:table-cell>
          <table:table-cell office:value-type="float" office:value="0.94718472974042911" table:style-name="ce1">
            <text:p>0.94718473</text:p>
          </table:table-cell>
          <table:table-cell office:value-type="float" office:value="0.22403961946330136" table:style-name="ce1">
            <text:p>0.224039619</text:p>
          </table:table-cell>
          <table:table-cell office:value-type="float" office:value="0.93187654826342303" table:style-name="ce1">
            <text:p>0.9318765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1.jpg</text:p>
          </table:table-cell>
          <table:table-cell office:value-type="string" table:style-name="ce1">
            <text:p>Pattern 0</text:p>
          </table:table-cell>
          <table:table-cell office:value-type="float" office:value="0.94762408468461057" table:style-name="ce1">
            <text:p>0.947624085</text:p>
          </table:table-cell>
          <table:table-cell office:value-type="float" office:value="0.13156745775627185" table:style-name="ce1">
            <text:p>0.131567458</text:p>
          </table:table-cell>
          <table:table-cell office:value-type="float" office:value="0.32052662010307797" table:style-name="ce1">
            <text:p>0.3205266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5.jpg</text:p>
          </table:table-cell>
          <table:table-cell office:value-type="string" table:style-name="ce1">
            <text:p>Pattern 0</text:p>
          </table:table-cell>
          <table:table-cell office:value-type="float" office:value="0.93701974812217459" table:style-name="ce1">
            <text:p>0.937019748</text:p>
          </table:table-cell>
          <table:table-cell office:value-type="float" office:value="4.7389112257289312E-2" table:style-name="ce1">
            <text:p>0.047389112</text:p>
          </table:table-cell>
          <table:table-cell office:value-type="float" office:value="0.26026612636076862" table:style-name="ce1">
            <text:p>0.26026612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3.jpg</text:p>
          </table:table-cell>
          <table:table-cell office:value-type="string" table:style-name="ce1">
            <text:p>Pattern 0</text:p>
          </table:table-cell>
          <table:table-cell office:value-type="float" office:value="0.94330057990944682" table:style-name="ce1">
            <text:p>0.94330058</text:p>
          </table:table-cell>
          <table:table-cell office:value-type="float" office:value="0.14182826498323914" table:style-name="ce1">
            <text:p>0.141828265</text:p>
          </table:table-cell>
          <table:table-cell office:value-type="float" office:value="0.19145065886155904" table:style-name="ce1">
            <text:p>0.1914506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5.jpg</text:p>
          </table:table-cell>
          <table:table-cell office:value-type="string" table:style-name="ce1">
            <text:p>Pattern 0</text:p>
          </table:table-cell>
          <table:table-cell office:value-type="float" office:value="0.93578993793598175" table:style-name="ce1">
            <text:p>0.935789938</text:p>
          </table:table-cell>
          <table:table-cell office:value-type="float" office:value="8.8478257727869325E-2" table:style-name="ce1">
            <text:p>0.088478258</text:p>
          </table:table-cell>
          <table:table-cell office:value-type="float" office:value="4.1947427763447565E-2" table:style-name="ce1">
            <text:p>0.0419474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8.jpg</text:p>
          </table:table-cell>
          <table:table-cell office:value-type="string" table:style-name="ce1">
            <text:p>Pattern 0</text:p>
          </table:table-cell>
          <table:table-cell office:value-type="float" office:value="0.93793893225000957" table:style-name="ce1">
            <text:p>0.937938932</text:p>
          </table:table-cell>
          <table:table-cell office:value-type="float" office:value="0.11893333562907085" table:style-name="ce1">
            <text:p>0.118933336</text:p>
          </table:table-cell>
          <table:table-cell office:value-type="float" office:value="9.7574554200975105E-2" table:style-name="ce1">
            <text:p>0.09757455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許惠琳</dc:creator>
    <meta:creation-date>2024-05-29T20:01:53Z</meta:creation-date>
    <dc:date>2024-05-30T04:51:54Z</dc:date>
    <meta:editing-cycles>1</meta:editing-cycles>
  </office:meta>
</office:document-meta>
</file>